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00cc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c00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7" table:number-rows-spanned="1">
            <text:p>10.15.3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10.15.4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10.20.3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10.25.2A</text:p>
          </table:table-cell>
          <table:covered-table-cell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333" calcext:value-type="float">
            <text:p>333</text:p>
          </table:table-cell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3]+[.B3])" office:value-type="float" office:value="0.17" calcext:value-type="float">
            <text:p>0,17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0.08" calcext:value-type="float">
            <text:p>0,08</text:p>
          </table:table-cell>
          <table:table-cell table:formula="of:=([.H3]+[.I3])" office:value-type="float" office:value="0.16" calcext:value-type="float">
            <text:p>0,16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3]+[.P3])" office:value-type="float" office:value="0.41" calcext:value-type="float">
            <text:p>0,41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3]+[.W3])" office:value-type="float" office:value="0.41" calcext:value-type="float">
            <text:p>0,41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4]+[.B4])" office:value-type="float" office:value="0.17" calcext:value-type="float">
            <text:p>0,17</text:p>
          </table:table-cell>
          <table:table-cell table:style-name="ce4" office:value-type="string" calcext:value-type="string">
            <text:p>root</text:p>
          </table:table-cell>
          <table:table-cell office:value-type="float" office:value="29.79" calcext:value-type="float">
            <text:p>29,79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08" calcext:value-type="float">
            <text:p>0,08</text:p>
          </table:table-cell>
          <table:table-cell table:formula="of:=([.H4]+[.I4])" office:value-type="float" office:value="0.16" calcext:value-type="float">
            <text:p>0,16</text:p>
          </table:table-cell>
          <table:table-cell table:style-name="ce4" office:value-type="string" calcext:value-type="string">
            <text:p>root</text:p>
          </table:table-cell>
          <table:table-cell office:value-type="float" office:value="28.5" calcext:value-type="float">
            <text:p>28,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4]+[.P4])" office:value-type="float" office:value="0.41" calcext:value-type="float">
            <text:p>0,41</text:p>
          </table:table-cell>
          <table:table-cell table:style-name="ce4" office:value-type="string" calcext:value-type="string">
            <text:p>ROOT</text:p>
          </table:table-cell>
          <table:table-cell office:value-type="float" office:value="34.86" calcext:value-type="float">
            <text:p>34,8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4]+[.W4])" office:value-type="float" office:value="0.42" calcext:value-type="float">
            <text:p>0,42</text:p>
          </table:table-cell>
          <table:table-cell table:style-name="ce4" office:value-type="string" calcext:value-type="string">
            <text:p>ROOT</text:p>
          </table:table-cell>
          <table:table-cell office:value-type="float" office:value="34.85" calcext:value-type="float">
            <text:p>34,85</text:p>
          </table:table-cell>
          <table:table-cell office:value-type="float" office:value="29" calcext:value-type="float">
            <text:p>29</text:p>
          </table:table-cell>
          <table:table-cell table:number-columns-repeated="997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formula="of:=([.A5]+[.B5])" office:value-type="float" office:value="0.19" calcext:value-type="float">
            <text:p>0,19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2" office:value-type="float" office:value="0.09" calcext:value-type="float">
            <text:p>0,09</text:p>
          </table:table-cell>
          <table:table-cell table:formula="of:=([.H5]+[.I5])" office:value-type="float" office:value="0.18" calcext:value-type="float">
            <text:p>0,18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5]+[.P5])" office:value-type="float" office:value="0.41" calcext:value-type="float">
            <text:p>0,41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5]+[.W5])" office:value-type="float" office:value="0.43" calcext:value-type="float">
            <text:p>0,43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6]+[.B6])" office:value-type="float" office:value="0.17" calcext:value-type="float">
            <text:p>0,17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2" office:value-type="float" office:value="0.08" calcext:value-type="float">
            <text:p>0,08</text:p>
          </table:table-cell>
          <table:table-cell table:formula="of:=([.H6]+[.I6])" office:value-type="float" office:value="0.16" calcext:value-type="float">
            <text:p>0,1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6]+[.P6])" office:value-type="float" office:value="0.41" calcext:value-type="float">
            <text:p>0,41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6]+[.W6])" office:value-type="float" office:value="0.42" calcext:value-type="float">
            <text:p>0,42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7]+[.B7])" office:value-type="float" office:value="0.17" calcext:value-type="float">
            <text:p>0,17</text:p>
          </table:table-cell>
          <table:table-cell office:value-type="float" office:value="530" calcext:value-type="float">
            <text:p>530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14622" calcext:value-type="float">
            <text:p>14622</text:p>
          </table:table-cell>
          <table:table-cell office:value-type="float" office:value="450" calcext:value-type="float">
            <text:p>450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7]+[.I7])" office:value-type="float" office:value="0.17" calcext:value-type="float">
            <text:p>0,17</text:p>
          </table:table-cell>
          <table:table-cell office:value-type="float" office:value="680" calcext:value-type="float">
            <text:p>68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19479" calcext:value-type="float">
            <text:p>19479</text:p>
          </table:table-cell>
          <table:table-cell office:value-type="float" office:value="600" calcext:value-type="float">
            <text:p>600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7]+[.P7])" office:value-type="float" office:value="0.41" calcext:value-type="float">
            <text:p>0,41</text:p>
          </table:table-cell>
          <table:table-cell office:value-type="float" office:value="700" calcext:value-type="float">
            <text:p>70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26223" calcext:value-type="float">
            <text:p>26223</text:p>
          </table:table-cell>
          <table:table-cell office:value-type="float" office:value="600" calcext:value-type="float">
            <text:p>600</text:p>
          </table:table-cell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7]+[.W7])" office:value-type="float" office:value="0.43" calcext:value-type="float">
            <text:p>0,43</text:p>
          </table:table-cell>
          <table:table-cell office:value-type="float" office:value="620" calcext:value-type="float">
            <text:p>620</text:p>
          </table:table-cell>
          <table:table-cell table:style-name="ce7" office:value-type="float" office:value="500" calcext:value-type="float">
            <text:p>500</text:p>
          </table:table-cell>
          <table:table-cell office:value-type="float" office:value="20056" calcext:value-type="float">
            <text:p>20056</text:p>
          </table:table-cell>
          <table:table-cell office:value-type="float" office:value="500" calcext:value-type="float">
            <text:p>500</text:p>
          </table:table-cell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8]+[.B8])" office:value-type="float" office:value="0.17" calcext:value-type="float">
            <text:p>0,17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8]+[.I8])" office:value-type="float" office:value="0.17" calcext:value-type="float">
            <text:p>0,17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8]+[.P8])" office:value-type="float" office:value="0.42" calcext:value-type="float">
            <text:p>0,42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8]+[.W8])" office:value-type="float" office:value="0.41" calcext:value-type="float">
            <text:p>0,41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9]+[.B9])" office:value-type="float" office:value="0.17" calcext:value-type="float">
            <text:p>0,17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2" office:value-type="float" office:value="0.08" calcext:value-type="float">
            <text:p>0,08</text:p>
          </table:table-cell>
          <table:table-cell table:formula="of:=([.H9]+[.I9])" office:value-type="float" office:value="0.16" calcext:value-type="float">
            <text:p>0,1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9]+[.P9])" office:value-type="float" office:value="0.41" calcext:value-type="float">
            <text:p>0,41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9]+[.W9])" office:value-type="float" office:value="0.42" calcext:value-type="float">
            <text:p>0,42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0]+[.B10])" office:value-type="float" office:value="0.17" calcext:value-type="float">
            <text:p>0,17</text:p>
          </table:table-cell>
          <table:table-cell table:style-name="ce6" office:value-type="float" office:value="224" calcext:value-type="float">
            <text:p>224</text:p>
          </table:table-cell>
          <table:table-cell office:value-type="float" office:value="278" calcext:value-type="float">
            <text:p>278</text:p>
          </table:table-cell>
          <table:table-cell office:value-type="float" office:value="5153" calcext:value-type="float">
            <text:p>5153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.08" calcext:value-type="float">
            <text:p>0,08</text:p>
          </table:table-cell>
          <table:table-cell table:formula="of:=([.H10]+[.I10])" office:value-type="float" office:value="0.16" calcext:value-type="float">
            <text:p>0,16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2550" calcext:value-type="float">
            <text:p>2550</text:p>
          </table:table-cell>
          <table:table-cell office:value-type="float" office:value="255" calcext:value-type="float">
            <text:p>255</text:p>
          </table:table-cell>
          <table:table-cell office:value-type="float" office:value="0.12" calcext:value-type="float">
            <text:p>0,12</text:p>
          </table:table-cell>
          <table:table-cell office:value-type="float" office:value="0.31" calcext:value-type="float">
            <text:p>0,31</text:p>
          </table:table-cell>
          <table:table-cell table:formula="of:=([.O10]+[.P10])" office:value-type="float" office:value="0.43" calcext:value-type="float">
            <text:p>0,43</text:p>
          </table:table-cell>
          <table:table-cell table:style-name="ce6"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11918" calcext:value-type="float">
            <text:p>11918</text:p>
          </table:table-cell>
          <table:table-cell office:value-type="float" office:value="387" calcext:value-type="float">
            <text:p>387</text:p>
          </table:table-cell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10]+[.W10])" office:value-type="float" office:value="0.43" calcext:value-type="float">
            <text:p>0,43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21" calcext:value-type="float">
            <text:p>321</text:p>
          </table:table-cell>
          <table:table-cell office:value-type="float" office:value="9490" calcext:value-type="float">
            <text:p>9490</text:p>
          </table:table-cell>
          <table:table-cell office:value-type="float" office:value="321" calcext:value-type="float">
            <text:p>321</text:p>
          </table:table-cell>
          <table:table-cell table:number-columns-repeated="996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formula="of:=([.A11]+[.B11])" office:value-type="float" office:value="0.2" calcext:value-type="float">
            <text:p>0,2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1]+[.I11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11]+[.P11])" office:value-type="float" office:value="0.41" calcext:value-type="float">
            <text:p>0,41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11]+[.W11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2]+[.B12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2]+[.I12])" office:value-type="float" office:value="0.16" calcext:value-type="float">
            <text:p>0,16</text:p>
          </table:table-cell>
          <table:table-cell table:number-columns-repeated="4"/>
          <table:table-cell office:value-type="float" office:value="0.12" calcext:value-type="float">
            <text:p>0,12</text:p>
          </table:table-cell>
          <table:table-cell office:value-type="float" office:value="0.31" calcext:value-type="float">
            <text:p>0,31</text:p>
          </table:table-cell>
          <table:table-cell table:formula="of:=([.O12]+[.P12])" office:value-type="float" office:value="0.43" calcext:value-type="float">
            <text:p>0,43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12]+[.W12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3]+[.B13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3]+[.I13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13]+[.P13])" office:value-type="float" office:value="0.41" calcext:value-type="float">
            <text:p>0,41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13]+[.W13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4]+[.B14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4]+[.I14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14]+[.P14])" office:value-type="float" office:value="0.41" calcext:value-type="float">
            <text:p>0,4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14]+[.W14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5]+[.B15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15]+[.I15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15]+[.P15])" office:value-type="float" office:value="0.42" calcext:value-type="float">
            <text:p>0,42</text:p>
          </table:table-cell>
          <table:table-cell table:number-columns-repeated="4"/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([.V15]+[.W15])" office:value-type="float" office:value="0.45" calcext:value-type="float">
            <text:p>0,45</text:p>
          </table:table-cell>
          <table:table-cell table:number-columns-repeated="1000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formula="of:=([.A16]+[.B16])" office:value-type="float" office:value="0.19" calcext:value-type="float">
            <text:p>0,19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16]+[.I16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16]+[.P16])" office:value-type="float" office:value="0.42" calcext:value-type="float">
            <text:p>0,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16]+[.W16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7]+[.B17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7]+[.I17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17]+[.P17])" office:value-type="float" office:value="0.41" calcext:value-type="float">
            <text:p>0,41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17]+[.W17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8]+[.B18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8]+[.I18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18]+[.P18])" office:value-type="float" office:value="0.41" calcext:value-type="float">
            <text:p>0,4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18]+[.W18])" office:value-type="float" office:value="0.41" calcext:value-type="float">
            <text:p>0,41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19]+[.B19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19]+[.I19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19]+[.P19])" office:value-type="float" office:value="0.42" calcext:value-type="float">
            <text:p>0,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19]+[.W19])" office:value-type="float" office:value="0.41" calcext:value-type="float">
            <text:p>0,41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0]+[.B20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0]+[.I20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20]+[.P20])" office:value-type="float" office:value="0.42" calcext:value-type="float">
            <text:p>0,42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20]+[.W20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1]+[.B21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21]+[.I21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O21]+[.P21])" office:value-type="float" office:value="0.43" calcext:value-type="float">
            <text:p>0,43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21]+[.W21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2]+[.B22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22]+[.I22])" office:value-type="float" office:value="0.16" calcext:value-type="float">
            <text:p>0,16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formula="of:=([.O22]+[.P22])" office:value-type="float" office:value="0.4" calcext:value-type="float">
            <text:p>0,4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22]+[.W22])" office:value-type="float" office:value="0.41" calcext:value-type="float">
            <text:p>0,41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3]+[.B23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3]+[.I23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23]+[.P23])" office:value-type="float" office:value="0.41" calcext:value-type="float">
            <text:p>0,4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23]+[.W23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4]+[.B24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4]+[.I24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24]+[.P24])" office:value-type="float" office:value="0.42" calcext:value-type="float">
            <text:p>0,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 table:formula="of:=([.V24]+[.W24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5]+[.B25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5]+[.I25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25]+[.P25])" office:value-type="float" office:value="0.41" calcext:value-type="float">
            <text:p>0,4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([.V25]+[.W25])" office:value-type="float" office:value="0.41" calcext:value-type="float">
            <text:p>0,41</text:p>
          </table:table-cell>
          <table:table-cell table:number-columns-repeated="1000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formula="of:=([.A26]+[.B26])" office:value-type="float" office:value="0.18" calcext:value-type="float">
            <text:p>0,18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6]+[.I26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26]+[.P26])" office:value-type="float" office:value="0.42" calcext:value-type="float">
            <text:p>0,42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26]+[.W26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7]+[.B27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7]+[.I27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O27]+[.P27])" office:value-type="float" office:value="0.43" calcext:value-type="float">
            <text:p>0,43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table:formula="of:=([.V27]+[.W27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8]+[.B28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8]+[.I28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28]+[.P28])" office:value-type="float" office:value="0.42" calcext:value-type="float">
            <text:p>0,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 table:formula="of:=([.V28]+[.W28])" office:value-type="float" office:value="0.43" calcext:value-type="float">
            <text:p>0,43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29]+[.B29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29]+[.I29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([.O29]+[.P29])" office:value-type="float" office:value="0.42" calcext:value-type="float">
            <text:p>0,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29]+[.W29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30]+[.B30])" office:value-type="float" office:value="0.17" calcext:value-type="float">
            <text:p>0,17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([.H30]+[.I30])" office:value-type="float" office:value="0.17" calcext:value-type="float">
            <text:p>0,17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30]+[.P30])" office:value-type="float" office:value="0.41" calcext:value-type="float">
            <text:p>0,41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([.V30]+[.W30])" office:value-type="float" office:value="0.44" calcext:value-type="float">
            <text:p>0,44</text:p>
          </table:table-cell>
          <table:table-cell table:number-columns-repeated="100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[.A31]+[.B31])" office:value-type="float" office:value="0.17" calcext:value-type="float">
            <text:p>0,17</text:p>
          </table:table-cell>
          <table:table-cell table:number-columns-repeated="4"/>
          <table:table-cell table:number-columns-repeated="2" office:value-type="float" office:value="0.08" calcext:value-type="float">
            <text:p>0,08</text:p>
          </table:table-cell>
          <table:table-cell table:formula="of:=([.H31]+[.I31])" office:value-type="float" office:value="0.16" calcext:value-type="float">
            <text:p>0,16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formula="of:=([.O31]+[.P31])" office:value-type="float" office:value="0.41" calcext:value-type="float">
            <text:p>0,4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([.V31]+[.W31])" office:value-type="float" office:value="0.42" calcext:value-type="float">
            <text:p>0,42</text:p>
          </table:table-cell>
          <table:table-cell table:number-columns-repeated="1000"/>
        </table:table-row>
        <table:table-row table:style-name="ro1"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998"/>
        </table:table-row>
        <table:table-row table:style-name="ro1">
          <table:table-cell table:formula="of:=MEDIAN([.A3:.A31])" office:value-type="float" office:value="0.07" calcext:value-type="float">
            <text:p>0,07</text:p>
          </table:table-cell>
          <table:table-cell table:formula="of:=MEDIAN([.B3:.B31])" office:value-type="float" office:value="0.1" calcext:value-type="float">
            <text:p>0,1</text:p>
          </table:table-cell>
          <table:table-cell table:formula="of:=MEDIAN([.C3:.C31])" office:value-type="float" office:value="0.17" calcext:value-type="float">
            <text:p>0,17</text:p>
          </table:table-cell>
          <table:table-cell/>
          <table:table-cell table:formula="of:=CONFIDENCE(0.05;[.B35];30)" office:value-type="float" office:value="0.000885023500340486" calcext:value-type="float">
            <text:p>0,0008850235</text:p>
          </table:table-cell>
          <table:table-cell table:number-columns-repeated="2"/>
          <table:table-cell table:formula="of:=MEDIAN([.H3:.H31])" office:value-type="float" office:value="0.08" calcext:value-type="float">
            <text:p>0,08</text:p>
          </table:table-cell>
          <table:table-cell table:formula="of:=MEDIAN([.I3:.I31])" office:value-type="float" office:value="0.08" calcext:value-type="float">
            <text:p>0,08</text:p>
          </table:table-cell>
          <table:table-cell table:formula="of:=MEDIAN([.J3:.J31])" office:value-type="float" office:value="0.16" calcext:value-type="float">
            <text:p>0,16</text:p>
          </table:table-cell>
          <table:table-cell/>
          <table:table-cell table:formula="of:=CONFIDENCE(0.05;[.I35];30)" office:value-type="float" office:value="0.0017870666833798" calcext:value-type="float">
            <text:p>0,0017870667</text:p>
          </table:table-cell>
          <table:table-cell table:number-columns-repeated="2"/>
          <table:table-cell table:formula="of:=MEDIAN([.O3:.O31])" office:value-type="float" office:value="0.11" calcext:value-type="float">
            <text:p>0,11</text:p>
          </table:table-cell>
          <table:table-cell table:formula="of:=MEDIAN([.P3:.P31])" office:value-type="float" office:value="0.3" calcext:value-type="float">
            <text:p>0,3</text:p>
          </table:table-cell>
          <table:table-cell table:formula="of:=MEDIAN([.Q3:.Q31])" office:value-type="float" office:value="0.41" calcext:value-type="float">
            <text:p>0,41</text:p>
          </table:table-cell>
          <table:table-cell/>
          <table:table-cell table:formula="of:=CONFIDENCE(0.05;[.P35];30)" office:value-type="float" office:value="0.00204236192386262" calcext:value-type="float">
            <text:p>0,0020423619</text:p>
          </table:table-cell>
          <table:table-cell table:number-columns-repeated="2"/>
          <table:table-cell table:formula="of:=MEDIAN([.V3:.V31])" office:value-type="float" office:value="0.1" calcext:value-type="float">
            <text:p>0,1</text:p>
          </table:table-cell>
          <table:table-cell table:formula="of:=MEDIAN([.W3:.W31])" office:value-type="float" office:value="0.32" calcext:value-type="float">
            <text:p>0,32</text:p>
          </table:table-cell>
          <table:table-cell table:formula="of:=MEDIAN([.X3:.X31])" office:value-type="float" office:value="0.42" calcext:value-type="float">
            <text:p>0,42</text:p>
          </table:table-cell>
          <table:table-cell/>
          <table:table-cell table:formula="of:=CONFIDENCE(0.05;[.W35];30)" office:value-type="float" office:value="0.00137859429860728" calcext:value-type="float">
            <text:p>0,0013785943</text:p>
          </table:table-cell>
          <table:table-cell table:number-columns-repeated="998"/>
        </table:table-row>
        <table:table-row table:style-name="ro1"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1000"/>
        </table:table-row>
        <table:table-row table:style-name="ro1">
          <table:table-cell table:formula="of:=AVEDEV([.A3:.A31])" office:value-type="float" office:value="0.00237812128418551" calcext:value-type="float">
            <text:p>0,0023781213</text:p>
          </table:table-cell>
          <table:table-cell table:formula="of:=AVEDEV([.B3:.B31])" office:value-type="float" office:value="0.00247324613555295" calcext:value-type="float">
            <text:p>0,0024732461</text:p>
          </table:table-cell>
          <table:table-cell table:formula="of:=AVEDEV([.C3:.C31])" office:value-type="float" office:value="0.00475624256837095" calcext:value-type="float">
            <text:p>0,0047562426</text:p>
          </table:table-cell>
          <table:table-cell table:number-columns-repeated="4"/>
          <table:table-cell table:formula="of:=AVEDEV([.H3:.H31])" office:value-type="float" office:value="0.000665873959571962" calcext:value-type="float">
            <text:p>0,000665874</text:p>
          </table:table-cell>
          <table:table-cell table:formula="of:=AVEDEV([.I3:.I31])" office:value-type="float" office:value="0.00499405469678954" calcext:value-type="float">
            <text:p>0,0049940547</text:p>
          </table:table-cell>
          <table:table-cell table:formula="of:=AVEDEV([.J3:.J31])" office:value-type="float" office:value="0.00535077288941735" calcext:value-type="float">
            <text:p>0,0053507729</text:p>
          </table:table-cell>
          <table:table-cell table:number-columns-repeated="4"/>
          <table:table-cell table:formula="of:=AVEDEV([.O3:.O31])" office:value-type="float" office:value="0.00133174791914386" calcext:value-type="float">
            <text:p>0,0013317479</text:p>
          </table:table-cell>
          <table:table-cell table:formula="of:=AVEDEV([.P3:.P31])" office:value-type="float" office:value="0.00570749108204516" calcext:value-type="float">
            <text:p>0,0057074911</text:p>
          </table:table-cell>
          <table:table-cell table:formula="of:=AVEDEV([.Q3:.Q31])" office:value-type="float" office:value="0.00677764565992863" calcext:value-type="float">
            <text:p>0,0067776457</text:p>
          </table:table-cell>
          <table:table-cell table:number-columns-repeated="4"/>
          <table:table-cell table:formula="of:=AVEDEV([.V3:.V31])" office:value-type="float" office:value="0.00525564803804994" calcext:value-type="float">
            <text:p>0,005255648</text:p>
          </table:table-cell>
          <table:table-cell table:formula="of:=AVEDEV([.W3:.W31])" office:value-type="float" office:value="0.00385255648038052" calcext:value-type="float">
            <text:p>0,0038525565</text:p>
          </table:table-cell>
          <table:table-cell table:formula="of:=AVEDEV([.X3:.X31])" office:value-type="float" office:value="0.0080618311533888" calcext:value-type="float">
            <text:p>0,0080618312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 table:number-columns-spanned="7" table:number-rows-spanned="1">
            <text:p>15.20.4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15.25.3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15.30.2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15.30.4A</text:p>
          </table:table-cell>
          <table:covered-table-cell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SIMPLEX</text:p>
          </table:table-cell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1934" calcext:value-type="float">
            <text:p>1934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656" calcext:value-type="float">
            <text:p>656</text:p>
          </table:table-cell>
          <table:table-cell table:number-columns-repeated="99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38]+[.B38])" office:value-type="float" office:value="0.46" calcext:value-type="float">
            <text:p>0,46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38]+[.I38])" office:value-type="float" office:value="0.9" calcext:value-type="float">
            <text:p>0,9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2.65" calcext:value-type="float">
            <text:p>2,65</text:p>
          </table:table-cell>
          <table:table-cell table:formula="of:=([.O38]+[.P38])" office:value-type="float" office:value="2.89" calcext:value-type="float">
            <text:p>2,89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1.54" calcext:value-type="float">
            <text:p>1,54</text:p>
          </table:table-cell>
          <table:table-cell table:formula="of:=([.V38]+[.W38])" office:value-type="float" office:value="2.08" calcext:value-type="float">
            <text:p>2,08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77" calcext:value-type="float">
            <text:p>77</text:p>
          </table:table-cell>
          <table:table-cell table:number-columns-repeated="998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39]+[.B39])" office:value-type="float" office:value="0.45" calcext:value-type="float">
            <text:p>0,45</text:p>
          </table:table-cell>
          <table:table-cell table:style-name="ce4" office:value-type="string" calcext:value-type="string">
            <text:p>ROOT</text:p>
          </table:table-cell>
          <table:table-cell office:value-type="float" office:value="37.73" calcext:value-type="float">
            <text:p>37,7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7" calcext:value-type="float">
            <text:p>0,7</text:p>
          </table:table-cell>
          <table:table-cell table:formula="of:=([.H39]+[.I39])" office:value-type="float" office:value="0.91" calcext:value-type="float">
            <text:p>0,91</text:p>
          </table:table-cell>
          <table:table-cell table:style-name="ce4" office:value-type="string" calcext:value-type="string">
            <text:p>ROOT</text:p>
          </table:table-cell>
          <table:table-cell office:value-type="float" office:value="48.07" calcext:value-type="float">
            <text:p>48,0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table:formula="of:=([.O39]+[.P39])" office:value-type="float" office:value="2.51" calcext:value-type="float">
            <text:p>2,51</text:p>
          </table:table-cell>
          <table:table-cell table:style-name="ce4" office:value-type="string" calcext:value-type="string">
            <text:p>ROOT</text:p>
          </table:table-cell>
          <table:table-cell table:formula="of:=(MOD([.S37];[.S38])/[.S38])" office:value-type="float" office:value="0.32" calcext:value-type="float">
            <text:p>0,32</text:p>
          </table:table-cell>
          <table:table-cell table:number-columns-repeated="2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39]+[.W39])" office:value-type="float" office:value="1.76" calcext:value-type="float">
            <text:p>1,76</text:p>
          </table:table-cell>
          <table:table-cell table:style-name="ce4" office:value-type="string" calcext:value-type="string">
            <text:p>ROOT</text:p>
          </table:table-cell>
          <table:table-cell office:value-type="float" office:value="64.25" calcext:value-type="float">
            <text:p>64,25</text:p>
          </table:table-cell>
          <table:table-cell office:value-type="float" office:value="50" calcext:value-type="float">
            <text:p>50</text:p>
          </table:table-cell>
          <table:table-cell table:number-columns-repeated="997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0]+[.B40])" office:value-type="float" office:value="0.46" calcext:value-type="float">
            <text:p>0,46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21" calcext:value-type="float">
            <text:p>0,21</text:p>
          </table:table-cell>
          <table:table-cell office:value-type="float" office:value="0.7" calcext:value-type="float">
            <text:p>0,7</text:p>
          </table:table-cell>
          <table:table-cell table:formula="of:=([.H40]+[.I40])" office:value-type="float" office:value="0.91" calcext:value-type="float">
            <text:p>0,91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40]+[.P40])" office:value-type="float" office:value="2.52" calcext:value-type="float">
            <text:p>2,52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48" calcext:value-type="float">
            <text:p>0,48</text:p>
          </table:table-cell>
          <table:table-cell office:value-type="float" office:value="1.27" calcext:value-type="float">
            <text:p>1,27</text:p>
          </table:table-cell>
          <table:table-cell table:formula="of:=([.V40]+[.W40])" office:value-type="float" office:value="1.75" calcext:value-type="float">
            <text:p>1,75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1]+[.B41])" office:value-type="float" office:value="0.46" calcext:value-type="float">
            <text:p>0,4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41]+[.I41])" office:value-type="float" office:value="0.9" calcext:value-type="float">
            <text:p>0,9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table:formula="of:=([.O41]+[.P41])" office:value-type="float" office:value="2.6" calcext:value-type="float">
            <text:p>2,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49" calcext:value-type="float">
            <text:p>0,49</text:p>
          </table:table-cell>
          <table:table-cell office:value-type="float" office:value="1.29" calcext:value-type="float">
            <text:p>1,29</text:p>
          </table:table-cell>
          <table:table-cell table:formula="of:=([.V41]+[.W41])" office:value-type="float" office:value="1.78" calcext:value-type="float">
            <text:p>1,78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42]+[.B42])" office:value-type="float" office:value="0.45" calcext:value-type="float">
            <text:p>0,45</text:p>
          </table:table-cell>
          <table:table-cell office:value-type="float" office:value="1310" calcext:value-type="float">
            <text:p>1310</text:p>
          </table:table-cell>
          <table:table-cell table:style-name="ce7" office:value-type="float" office:value="1200" calcext:value-type="float">
            <text:p>1200</text:p>
          </table:table-cell>
          <table:table-cell office:value-type="float" office:value="55492" calcext:value-type="float">
            <text:p>55492</text:p>
          </table:table-cell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42]+[.I42])" office:value-type="float" office:value="0.9" calcext:value-type="float">
            <text:p>0,9</text:p>
          </table:table-cell>
          <table:table-cell office:value-type="float" office:value="1255" calcext:value-type="float">
            <text:p>1255</text:p>
          </table:table-cell>
          <table:table-cell table:style-name="ce7" office:value-type="float" office:value="1125" calcext:value-type="float">
            <text:p>1125</text:p>
          </table:table-cell>
          <table:table-cell office:value-type="float" office:value="61431" calcext:value-type="float">
            <text:p>61431</text:p>
          </table:table-cell>
          <table:table-cell office:value-type="float" office:value="1125" calcext:value-type="float">
            <text:p>1125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table:formula="of:=([.O42]+[.P42])" office:value-type="float" office:value="2.51" calcext:value-type="float">
            <text:p>2,51</text:p>
          </table:table-cell>
          <table:table-cell table:style-name="ce6" office:value-type="float" office:value="1050" calcext:value-type="float">
            <text:p>1050</text:p>
          </table:table-cell>
          <table:table-cell table:style-name="ce7" office:value-type="float" office:value="900" calcext:value-type="float">
            <text:p>900</text:p>
          </table:table-cell>
          <table:table-cell office:value-type="float" office:value="55140" calcext:value-type="float">
            <text:p>55140</text:p>
          </table:table-cell>
          <table:table-cell office:value-type="float" office:value="900" calcext:value-type="float">
            <text:p>900</text:p>
          </table:table-cell>
          <table:table-cell office:value-type="float" office:value="0.47" calcext:value-type="float">
            <text:p>0,47</text:p>
          </table:table-cell>
          <table:table-cell office:value-type="float" office:value="1.25" calcext:value-type="float">
            <text:p>1,25</text:p>
          </table:table-cell>
          <table:table-cell table:formula="of:=([.V42]+[.W42])" office:value-type="float" office:value="1.72" calcext:value-type="float">
            <text:p>1,7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800" calcext:value-type="float">
            <text:p>1800</text:p>
          </table:table-cell>
          <table:table-cell office:value-type="float" office:value="138166" calcext:value-type="float">
            <text:p>138166</text:p>
          </table:table-cell>
          <table:table-cell table:style-name="ce6" office:value-type="float" office:value="1800" calcext:value-type="float">
            <text:p>1800</text:p>
          </table:table-cell>
          <table:table-cell table:number-columns-repeated="99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3]+[.B43])" office:value-type="float" office:value="0.46" calcext:value-type="float">
            <text:p>0,46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43]+[.I43])" office:value-type="float" office:value="0.9" calcext:value-type="float">
            <text:p>0,9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43]+[.P43])" office:value-type="float" office:value="2.52" calcext:value-type="float">
            <text:p>2,52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49" calcext:value-type="float">
            <text:p>0,49</text:p>
          </table:table-cell>
          <table:table-cell office:value-type="float" office:value="1.28" calcext:value-type="float">
            <text:p>1,28</text:p>
          </table:table-cell>
          <table:table-cell table:formula="of:=([.V43]+[.W43])" office:value-type="float" office:value="1.77" calcext:value-type="float">
            <text:p>1,77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4]+[.B44])" office:value-type="float" office:value="0.46" calcext:value-type="float">
            <text:p>0,4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2" calcext:value-type="float">
            <text:p>0,2</text:p>
          </table:table-cell>
          <table:table-cell office:value-type="float" office:value="0.72" calcext:value-type="float">
            <text:p>0,72</text:p>
          </table:table-cell>
          <table:table-cell table:formula="of:=([.H44]+[.I44])" office:value-type="float" office:value="0.92" calcext:value-type="float">
            <text:p>0,92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table:formula="of:=([.O44]+[.P44])" office:value-type="float" office:value="2.51" calcext:value-type="float">
            <text:p>2,51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48" calcext:value-type="float">
            <text:p>0,48</text:p>
          </table:table-cell>
          <table:table-cell office:value-type="float" office:value="1.29" calcext:value-type="float">
            <text:p>1,29</text:p>
          </table:table-cell>
          <table:table-cell table:formula="of:=([.V44]+[.W44])" office:value-type="float" office:value="1.77" calcext:value-type="float">
            <text:p>1,77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45]+[.B45])" office:value-type="float" office:value="0.45" calcext:value-type="float">
            <text:p>0,45</text:p>
          </table:table-cell>
          <table:table-cell table:style-name="ce6" office:value-type="float" office:value="520" calcext:value-type="float">
            <text:p>520</text:p>
          </table:table-cell>
          <table:table-cell office:value-type="float" office:value="564" calcext:value-type="float">
            <text:p>564</text:p>
          </table:table-cell>
          <table:table-cell office:value-type="float" office:value="12723" calcext:value-type="float">
            <text:p>12723</text:p>
          </table:table-cell>
          <table:table-cell office:value-type="float" office:value="564" calcext:value-type="float">
            <text:p>564</text:p>
          </table:table-cell>
          <table:table-cell office:value-type="float" office:value="0.21" calcext:value-type="float">
            <text:p>0,21</text:p>
          </table:table-cell>
          <table:table-cell office:value-type="float" office:value="0.71" calcext:value-type="float">
            <text:p>0,71</text:p>
          </table:table-cell>
          <table:table-cell table:formula="of:=([.H45]+[.I45])" office:value-type="float" office:value="0.92" calcext:value-type="float">
            <text:p>0,92</text:p>
          </table:table-cell>
          <table:table-cell table:style-name="ce6" office:value-type="float" office:value="590" calcext:value-type="float">
            <text:p>590</text:p>
          </table:table-cell>
          <table:table-cell table:style-name="ce7" office:value-type="float" office:value="580" calcext:value-type="float">
            <text:p>580</text:p>
          </table:table-cell>
          <table:table-cell office:value-type="float" office:value="20827" calcext:value-type="float">
            <text:p>20827</text:p>
          </table:table-cell>
          <table:table-cell office:value-type="float" office:value="580" calcext:value-type="float">
            <text:p>580</text:p>
          </table:table-cell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45]+[.P45])" office:value-type="float" office:value="2.52" calcext:value-type="float">
            <text:p>2,52</text:p>
          </table:table-cell>
          <table:table-cell table:style-name="ce6" office:value-type="float" office:value="729" calcext:value-type="float">
            <text:p>729</text:p>
          </table:table-cell>
          <table:table-cell office:value-type="float" office:value="702" calcext:value-type="float">
            <text:p>702</text:p>
          </table:table-cell>
          <table:table-cell office:value-type="float" office:value="38127" calcext:value-type="float">
            <text:p>38127</text:p>
          </table:table-cell>
          <table:table-cell office:value-type="float" office:value="702" calcext:value-type="float">
            <text:p>702</text:p>
          </table:table-cell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45]+[.W45])" office:value-type="float" office:value="1.76" calcext:value-type="float">
            <text:p>1,76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float" office:value="60361" calcext:value-type="float">
            <text:p>60361</text:p>
          </table:table-cell>
          <table:table-cell table:style-name="ce6" office:value-type="float" office:value="1076" calcext:value-type="float">
            <text:p>1076</text:p>
          </table:table-cell>
          <table:table-cell table:number-columns-repeated="99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6]+[.B46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46]+[.I46])" office:value-type="float" office:value="0.91" calcext:value-type="float">
            <text:p>0,91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3" calcext:value-type="float">
            <text:p>2,33</text:p>
          </table:table-cell>
          <table:table-cell table:formula="of:=([.O46]+[.P46])" office:value-type="float" office:value="2.54" calcext:value-type="float">
            <text:p>2,54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46]+[.W46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7]+[.B47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47]+[.I47])" office:value-type="float" office:value="0.91" calcext:value-type="float">
            <text:p>0,91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2.34" calcext:value-type="float">
            <text:p>2,34</text:p>
          </table:table-cell>
          <table:table-cell table:formula="of:=([.O47]+[.P47])" office:value-type="float" office:value="2.54" calcext:value-type="float">
            <text:p>2,54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.27" calcext:value-type="float">
            <text:p>1,27</text:p>
          </table:table-cell>
          <table:table-cell table:formula="of:=([.V47]+[.W47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8]+[.B48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48]+[.I48])" office:value-type="float" office:value="0.91" calcext:value-type="float">
            <text:p>0,91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48]+[.P48])" office:value-type="float" office:value="2.52" calcext:value-type="float">
            <text:p>2,52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27" calcext:value-type="float">
            <text:p>1,27</text:p>
          </table:table-cell>
          <table:table-cell table:formula="of:=([.V48]+[.W48])" office:value-type="float" office:value="1.77" calcext:value-type="float">
            <text:p>1,77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49]+[.B49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69" calcext:value-type="float">
            <text:p>0,69</text:p>
          </table:table-cell>
          <table:table-cell table:formula="of:=([.H49]+[.I49])" office:value-type="float" office:value="0.89" calcext:value-type="float">
            <text:p>0,8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3" calcext:value-type="float">
            <text:p>2,33</text:p>
          </table:table-cell>
          <table:table-cell table:formula="of:=([.O49]+[.P49])" office:value-type="float" office:value="2.54" calcext:value-type="float">
            <text:p>2,54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31" calcext:value-type="float">
            <text:p>1,31</text:p>
          </table:table-cell>
          <table:table-cell table:formula="of:=([.V49]+[.W49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50]+[.B50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50]+[.I50])" office:value-type="float" office:value="0.91" calcext:value-type="float">
            <text:p>0,91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6" calcext:value-type="float">
            <text:p>2,36</text:p>
          </table:table-cell>
          <table:table-cell table:formula="of:=([.O50]+[.P50])" office:value-type="float" office:value="2.57" calcext:value-type="float">
            <text:p>2,57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9" calcext:value-type="float">
            <text:p>1,29</text:p>
          </table:table-cell>
          <table:table-cell table:formula="of:=([.V50]+[.W50])" office:value-type="float" office:value="1.77" calcext:value-type="float">
            <text:p>1,77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51]+[.B51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1]+[.I51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2" calcext:value-type="float">
            <text:p>2,32</text:p>
          </table:table-cell>
          <table:table-cell table:formula="of:=([.O51]+[.P51])" office:value-type="float" office:value="2.53" calcext:value-type="float">
            <text:p>2,53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31" calcext:value-type="float">
            <text:p>1,31</text:p>
          </table:table-cell>
          <table:table-cell table:formula="of:=([.V51]+[.W51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52]+[.B52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2]+[.I52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4" calcext:value-type="float">
            <text:p>2,4</text:p>
          </table:table-cell>
          <table:table-cell table:formula="of:=([.O52]+[.P52])" office:value-type="float" office:value="2.61" calcext:value-type="float">
            <text:p>2,61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52]+[.W52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53]+[.B53])" office:value-type="float" office:value="0.46" calcext:value-type="float">
            <text:p>0,46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0.72" calcext:value-type="float">
            <text:p>0,72</text:p>
          </table:table-cell>
          <table:table-cell table:formula="of:=([.H53]+[.I53])" office:value-type="float" office:value="0.93" calcext:value-type="float">
            <text:p>0,93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3" calcext:value-type="float">
            <text:p>2,33</text:p>
          </table:table-cell>
          <table:table-cell table:formula="of:=([.O53]+[.P53])" office:value-type="float" office:value="2.54" calcext:value-type="float">
            <text:p>2,54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table:formula="of:=([.V53]+[.W53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54]+[.B54])" office:value-type="float" office:value="0.45" calcext:value-type="float">
            <text:p>0,45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4]+[.I54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table:formula="of:=([.O54]+[.P54])" office:value-type="float" office:value="2.51" calcext:value-type="float">
            <text:p>2,5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([.V54]+[.W54])"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55]+[.B55])" office:value-type="float" office:value="0.45" calcext:value-type="float">
            <text:p>0,45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5]+[.I55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55]+[.P55])" office:value-type="float" office:value="2.52" calcext:value-type="float">
            <text:p>2,52</text:p>
          </table:table-cell>
          <table:table-cell table:number-columns-repeated="4"/>
          <table:table-cell office:value-type="float" office:value="0.51" calcext:value-type="float">
            <text:p>0,51</text:p>
          </table:table-cell>
          <table:table-cell office:value-type="float" office:value="1.3" calcext:value-type="float">
            <text:p>1,3</text:p>
          </table:table-cell>
          <table:table-cell table:formula="of:=([.V55]+[.W55])" office:value-type="float" office:value="1.81" calcext:value-type="float">
            <text:p>1,81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([.A56]+[.B56])" office:value-type="float" office:value="0.44" calcext:value-type="float">
            <text:p>0,44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56]+[.I56])" office:value-type="float" office:value="0.91" calcext:value-type="float">
            <text:p>0,91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4" calcext:value-type="float">
            <text:p>2,34</text:p>
          </table:table-cell>
          <table:table-cell table:formula="of:=([.O56]+[.P56])" office:value-type="float" office:value="2.55" calcext:value-type="float">
            <text:p>2,5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([.V56]+[.W56])"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([.A57]+[.B57])" office:value-type="float" office:value="0.44" calcext:value-type="float">
            <text:p>0,44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table:formula="of:=([.H57]+[.I57])" office:value-type="float" office:value="0.91" calcext:value-type="float">
            <text:p>0,91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table:formula="of:=([.O57]+[.P57])" office:value-type="float" office:value="2.51" calcext:value-type="float">
            <text:p>2,51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57]+[.W57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([.A58]+[.B58])" office:value-type="float" office:value="0.44" calcext:value-type="float">
            <text:p>0,44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8]+[.I58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table:formula="of:=([.O58]+[.P58])" office:value-type="float" office:value="2.51" calcext:value-type="float">
            <text:p>2,5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([.V58]+[.W58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59]+[.B59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59]+[.I59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59]+[.P59])" office:value-type="float" office:value="2.52" calcext:value-type="float">
            <text:p>2,52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59]+[.W59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60]+[.B60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60]+[.I60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3" calcext:value-type="float">
            <text:p>2,33</text:p>
          </table:table-cell>
          <table:table-cell table:formula="of:=([.O60]+[.P60])" office:value-type="float" office:value="2.54" calcext:value-type="float">
            <text:p>2,54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([.V60]+[.W60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61]+[.B61])" office:value-type="float" office:value="0.46" calcext:value-type="float">
            <text:p>0,46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0.71" calcext:value-type="float">
            <text:p>0,71</text:p>
          </table:table-cell>
          <table:table-cell table:formula="of:=([.H61]+[.I61])" office:value-type="float" office:value="0.92" calcext:value-type="float">
            <text:p>0,92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61]+[.P61])" office:value-type="float" office:value="2.52" calcext:value-type="float">
            <text:p>2,52</text:p>
          </table:table-cell>
          <table:table-cell table:number-columns-repeated="4"/>
          <table:table-cell office:value-type="float" office:value="0.52" calcext:value-type="float">
            <text:p>0,52</text:p>
          </table:table-cell>
          <table:table-cell office:value-type="float" office:value="1.3" calcext:value-type="float">
            <text:p>1,3</text:p>
          </table:table-cell>
          <table:table-cell table:formula="of:=([.V61]+[.W61])" office:value-type="float" office:value="1.82" calcext:value-type="float">
            <text:p>1,82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table:formula="of:=([.A62]+[.B62])" office:value-type="float" office:value="0.47" calcext:value-type="float">
            <text:p>0,47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2" calcext:value-type="float">
            <text:p>0,72</text:p>
          </table:table-cell>
          <table:table-cell table:formula="of:=([.H62]+[.I62])" office:value-type="float" office:value="0.92" calcext:value-type="float">
            <text:p>0,92</text:p>
          </table:table-cell>
          <table:table-cell table:number-columns-repeated="4"/>
          <table:table-cell office:value-type="float" office:value="0.22" calcext:value-type="float">
            <text:p>0,22</text:p>
          </table:table-cell>
          <table:table-cell office:value-type="float" office:value="2.33" calcext:value-type="float">
            <text:p>2,33</text:p>
          </table:table-cell>
          <table:table-cell table:formula="of:=([.O62]+[.P62])" office:value-type="float" office:value="2.55" calcext:value-type="float">
            <text:p>2,55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table:formula="of:=([.V62]+[.W62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formula="of:=([.A63]+[.B63])" office:value-type="float" office:value="0.45" calcext:value-type="float">
            <text:p>0,45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63]+[.I63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2" calcext:value-type="float">
            <text:p>2,32</text:p>
          </table:table-cell>
          <table:table-cell table:formula="of:=([.O63]+[.P63])" office:value-type="float" office:value="2.53" calcext:value-type="float">
            <text:p>2,53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([.V63]+[.W63])"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([.A64]+[.B64])" office:value-type="float" office:value="0.44" calcext:value-type="float">
            <text:p>0,44</text:p>
          </table:table-cell>
          <table:table-cell table:number-columns-repeated="4"/>
          <table:table-cell office:value-type="float" office:value="0.19" calcext:value-type="float">
            <text:p>0,19</text:p>
          </table:table-cell>
          <table:table-cell office:value-type="float" office:value="0.7" calcext:value-type="float">
            <text:p>0,7</text:p>
          </table:table-cell>
          <table:table-cell table:formula="of:=([.H64]+[.I64])" office:value-type="float" office:value="0.89" calcext:value-type="float">
            <text:p>0,8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64]+[.P64])" office:value-type="float" office:value="2.52" calcext:value-type="float">
            <text:p>2,52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.29" calcext:value-type="float">
            <text:p>1,29</text:p>
          </table:table-cell>
          <table:table-cell table:formula="of:=([.V64]+[.W64])" office:value-type="float" office:value="1.78" calcext:value-type="float">
            <text:p>1,78</text:p>
          </table:table-cell>
          <table:table-cell table:number-columns-repeated="100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formula="of:=([.A65]+[.B65])" office:value-type="float" office:value="0.46" calcext:value-type="float">
            <text:p>0,4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formula="of:=([.H65]+[.I65])" office:value-type="float" office:value="0.9" calcext:value-type="float">
            <text:p>0,9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2" calcext:value-type="float">
            <text:p>2,32</text:p>
          </table:table-cell>
          <table:table-cell table:formula="of:=([.O65]+[.P65])" office:value-type="float" office:value="2.53" calcext:value-type="float">
            <text:p>2,53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office:value-type="float" office:value="1.28" calcext:value-type="float">
            <text:p>1,28</text:p>
          </table:table-cell>
          <table:table-cell table:formula="of:=([.V65]+[.W65])" office:value-type="float" office:value="1.76" calcext:value-type="float">
            <text:p>1,76</text:p>
          </table:table-cell>
          <table:table-cell table:number-columns-repeated="1000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([.A66]+[.B66])" office:value-type="float" office:value="0.44" calcext:value-type="float">
            <text:p>0,44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0.71" calcext:value-type="float">
            <text:p>0,71</text:p>
          </table:table-cell>
          <table:table-cell table:formula="of:=([.H66]+[.I66])" office:value-type="float" office:value="0.92" calcext:value-type="float">
            <text:p>0,92</text:p>
          </table:table-cell>
          <table:table-cell table:number-columns-repeated="4"/>
          <table:table-cell office:value-type="float" office:value="0.21" calcext:value-type="float">
            <text:p>0,21</text:p>
          </table:table-cell>
          <table:table-cell office:value-type="float" office:value="2.31" calcext:value-type="float">
            <text:p>2,31</text:p>
          </table:table-cell>
          <table:table-cell table:formula="of:=([.O66]+[.P66])" office:value-type="float" office:value="2.52" calcext:value-type="float">
            <text:p>2,52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table:formula="of:=([.V66]+[.W66])" office:value-type="float" office:value="1.79" calcext:value-type="float">
            <text:p>1,79</text:p>
          </table:table-cell>
          <table:table-cell table:number-columns-repeated="1000"/>
        </table:table-row>
        <table:table-row table:style-name="ro1"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998"/>
        </table:table-row>
        <table:table-row table:style-name="ro1">
          <table:table-cell table:formula="of:=MEDIAN([.A38:.A66])" office:value-type="float" office:value="0.22" calcext:value-type="float">
            <text:p>0,22</text:p>
          </table:table-cell>
          <table:table-cell table:formula="of:=MEDIAN([.B38:.B66])" office:value-type="float" office:value="0.24" calcext:value-type="float">
            <text:p>0,24</text:p>
          </table:table-cell>
          <table:table-cell table:formula="of:=MEDIAN([.C38:.C66])" office:value-type="float" office:value="0.46" calcext:value-type="float">
            <text:p>0,46</text:p>
          </table:table-cell>
          <table:table-cell/>
          <table:table-cell table:formula="of:=CONFIDENCE(0.05;[.B70];30)" office:value-type="float" office:value="0.0010637301686784" calcext:value-type="float">
            <text:p>0,0010637302</text:p>
          </table:table-cell>
          <table:table-cell table:number-columns-repeated="2"/>
          <table:table-cell table:formula="of:=MEDIAN([.H38:.H66])" office:value-type="float" office:value="0.2" calcext:value-type="float">
            <text:p>0,2</text:p>
          </table:table-cell>
          <table:table-cell table:formula="of:=MEDIAN([.I38:.I66])" office:value-type="float" office:value="0.7" calcext:value-type="float">
            <text:p>0,7</text:p>
          </table:table-cell>
          <table:table-cell table:formula="of:=MEDIAN([.J38:.J66])" office:value-type="float" office:value="0.9" calcext:value-type="float">
            <text:p>0,9</text:p>
          </table:table-cell>
          <table:table-cell/>
          <table:table-cell table:formula="of:=CONFIDENCE(0.05;[.I70];30)" office:value-type="float" office:value="0.00227212764029714" calcext:value-type="float">
            <text:p>0,0022721276</text:p>
          </table:table-cell>
          <table:table-cell table:number-columns-repeated="2"/>
          <table:table-cell table:formula="of:=MEDIAN([.O38:.O66])" office:value-type="float" office:value="0.21" calcext:value-type="float">
            <text:p>0,21</text:p>
          </table:table-cell>
          <table:table-cell table:formula="of:=MEDIAN([.P38:.P66])" office:value-type="float" office:value="2.31" calcext:value-type="float">
            <text:p>2,31</text:p>
          </table:table-cell>
          <table:table-cell table:formula="of:=MEDIAN([.Q38:.Q66])" office:value-type="float" office:value="2.52" calcext:value-type="float">
            <text:p>2,52</text:p>
          </table:table-cell>
          <table:table-cell/>
          <table:table-cell table:formula="of:=CONFIDENCE(0.05;[.P70];30)" office:value-type="float" office:value="0.0116329531246676" calcext:value-type="float">
            <text:p>0,0116329531</text:p>
          </table:table-cell>
          <table:table-cell table:number-columns-repeated="2"/>
          <table:table-cell table:formula="of:=MEDIAN([.V38:.V66])" office:value-type="float" office:value="0.49" calcext:value-type="float">
            <text:p>0,49</text:p>
          </table:table-cell>
          <table:table-cell table:formula="of:=MEDIAN([.W38:.W66])" office:value-type="float" office:value="1.29" calcext:value-type="float">
            <text:p>1,29</text:p>
          </table:table-cell>
          <table:table-cell table:formula="of:=MEDIAN([.X38:.X66])" office:value-type="float" office:value="1.78" calcext:value-type="float">
            <text:p>1,78</text:p>
          </table:table-cell>
          <table:table-cell/>
          <table:table-cell table:formula="of:=CONFIDENCE(0.05;[.W70];30)" office:value-type="float" office:value="0.00735250292590544" calcext:value-type="float">
            <text:p>0,0073525029</text:p>
          </table:table-cell>
          <table:table-cell table:number-columns-repeated="998"/>
        </table:table-row>
        <table:table-row table:style-name="ro1"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1000"/>
        </table:table-row>
        <table:table-row table:style-name="ro1">
          <table:table-cell table:formula="of:=AVEDEV([.A38:.A66])" office:value-type="float" office:value="0.00470868014268728" calcext:value-type="float">
            <text:p>0,0047086801</text:p>
          </table:table-cell>
          <table:table-cell table:formula="of:=AVEDEV([.B38:.B66])" office:value-type="float" office:value="0.00297265160523173" calcext:value-type="float">
            <text:p>0,0029726516</text:p>
          </table:table-cell>
          <table:table-cell table:formula="of:=AVEDEV([.C38:.C66])" office:value-type="float" office:value="0.00711058263971461" calcext:value-type="float">
            <text:p>0,0071105826</text:p>
          </table:table-cell>
          <table:table-cell table:number-columns-repeated="4"/>
          <table:table-cell table:formula="of:=AVEDEV([.H38:.H66])" office:value-type="float" office:value="0.00342449464922714" calcext:value-type="float">
            <text:p>0,0034244946</text:p>
          </table:table-cell>
          <table:table-cell table:formula="of:=AVEDEV([.I38:.I66])" office:value-type="float" office:value="0.00634958382877518" calcext:value-type="float">
            <text:p>0,0063495838</text:p>
          </table:table-cell>
          <table:table-cell table:formula="of:=AVEDEV([.J38:.J66])" office:value-type="float" office:value="0.00815695600475615" calcext:value-type="float">
            <text:p>0,008156956</text:p>
          </table:table-cell>
          <table:table-cell table:number-columns-repeated="4"/>
          <table:table-cell table:formula="of:=AVEDEV([.O38:.O66])" office:value-type="float" office:value="0.00366230677764564" calcext:value-type="float">
            <text:p>0,0036623068</text:p>
          </table:table-cell>
          <table:table-cell table:formula="of:=AVEDEV([.P38:.P66])" office:value-type="float" office:value="0.0325089179548157" calcext:value-type="float">
            <text:p>0,032508918</text:p>
          </table:table-cell>
          <table:table-cell table:formula="of:=AVEDEV([.Q38:.Q66])" office:value-type="float" office:value="0.034554102259215" calcext:value-type="float">
            <text:p>0,0345541023</text:p>
          </table:table-cell>
          <table:table-cell table:number-columns-repeated="4"/>
          <table:table-cell table:formula="of:=AVEDEV([.V38:.V66])" office:value-type="float" office:value="0.0106064209274674" calcext:value-type="float">
            <text:p>0,0106064209</text:p>
          </table:table-cell>
          <table:table-cell table:formula="of:=AVEDEV([.W38:.W66])" office:value-type="float" office:value="0.0205469678953626" calcext:value-type="float">
            <text:p>0,0205469679</text:p>
          </table:table-cell>
          <table:table-cell table:formula="of:=AVEDEV([.X38:.X66])" office:value-type="float" office:value="0.0279904875148632" calcext:value-type="float">
            <text:p>0,027990487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7" table:number-rows-spanned="1">
            <text:p>15.35.3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15.40.2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20.40.3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20.40.4A</text:p>
          </table:table-cell>
          <table:covered-table-cell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1828" calcext:value-type="float">
            <text:p>1828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table:style-name="ce6" office:value-type="float" office:value="150" calcext:value-type="float">
            <text:p>150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2570" calcext:value-type="float">
            <text:p>2570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2654" calcext:value-type="float">
            <text:p>2654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table:style-name="ce6" office:value-type="float" office:value="278" calcext:value-type="float">
            <text:p>278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1576" calcext:value-type="float">
            <text:p>1576</text:p>
          </table:table-cell>
          <table:table-cell table:number-columns-repeated="996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3.25" calcext:value-type="float">
            <text:p>3,25</text:p>
          </table:table-cell>
          <table:table-cell table:formula="of:=([.A73]+[.B73])" office:value-type="float" office:value="3.74" calcext:value-type="float">
            <text:p>3,74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float" office:value="3.39" calcext:value-type="float">
            <text:p>3,39</text:p>
          </table:table-cell>
          <table:table-cell table:formula="of:=([.H73]+[.I73])" office:value-type="float" office:value="3.7" calcext:value-type="float">
            <text:p>3,7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.89" calcext:value-type="float">
            <text:p>0,89</text:p>
          </table:table-cell>
          <table:table-cell office:value-type="float" office:value="4.5" calcext:value-type="float">
            <text:p>4,5</text:p>
          </table:table-cell>
          <table:table-cell table:formula="of:=([.O73]+[.P73])" office:value-type="float" office:value="5.39" calcext:value-type="float">
            <text:p>5,39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.27" calcext:value-type="float">
            <text:p>1,27</text:p>
          </table:table-cell>
          <table:table-cell office:value-type="float" office:value="3.96" calcext:value-type="float">
            <text:p>3,96</text:p>
          </table:table-cell>
          <table:table-cell table:formula="of:=([.V73]+[.W73])" office:value-type="float" office:value="5.23" calcext:value-type="float">
            <text:p>5,23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08" calcext:value-type="float">
            <text:p>108</text:p>
          </table:table-cell>
          <table:table-cell table:number-columns-repeated="998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2" calcext:value-type="float">
            <text:p>3,22</text:p>
          </table:table-cell>
          <table:table-cell table:formula="of:=([.A74]+[.B74])" office:value-type="float" office:value="3.74" calcext:value-type="float">
            <text:p>3,74</text:p>
          </table:table-cell>
          <table:table-cell table:style-name="ce4" office:value-type="string" calcext:value-type="string">
            <text:p>ROOT</text:p>
          </table:table-cell>
          <table:table-cell office:value-type="float" office:value="59.25" calcext:value-type="float">
            <text:p>59,2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3.35" calcext:value-type="float">
            <text:p>3,35</text:p>
          </table:table-cell>
          <table:table-cell table:formula="of:=([.H74]+[.I74])" office:value-type="float" office:value="3.67" calcext:value-type="float">
            <text:p>3,67</text:p>
          </table:table-cell>
          <table:table-cell table:style-name="ce4" office:value-type="string" calcext:value-type="string">
            <text:p>GAP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4.46" calcext:value-type="float">
            <text:p>4,46</text:p>
          </table:table-cell>
          <table:table-cell table:formula="of:=([.O74]+[.P74])" office:value-type="float" office:value="5.34" calcext:value-type="float">
            <text:p>5,34</text:p>
          </table:table-cell>
          <table:table-cell table:style-name="ce4" office:value-type="string" calcext:value-type="string">
            <text:p>ROOT</text:p>
          </table:table-cell>
          <table:table-cell office:value-type="float" office:value="73.68" calcext:value-type="float">
            <text:p>73,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.31" calcext:value-type="float">
            <text:p>1,31</text:p>
          </table:table-cell>
          <table:table-cell office:value-type="float" office:value="3.94" calcext:value-type="float">
            <text:p>3,94</text:p>
          </table:table-cell>
          <table:table-cell table:formula="of:=([.V74]+[.W74])" office:value-type="float" office:value="5.25" calcext:value-type="float">
            <text:p>5,25</text:p>
          </table:table-cell>
          <table:table-cell table:style-name="ce4" office:value-type="string" calcext:value-type="string">
            <text:p>ROOT</text:p>
          </table:table-cell>
          <table:table-cell office:value-type="float" office:value="81.5" calcext:value-type="float">
            <text:p>81,5</text:p>
          </table:table-cell>
          <table:table-cell office:value-type="float" office:value="123" calcext:value-type="float">
            <text:p>123</text:p>
          </table:table-cell>
          <table:table-cell table:number-columns-repeated="997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4" calcext:value-type="float">
            <text:p>3,24</text:p>
          </table:table-cell>
          <table:table-cell table:formula="of:=([.A75]+[.B75])" office:value-type="float" office:value="3.76" calcext:value-type="float">
            <text:p>3,76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34" calcext:value-type="float">
            <text:p>0,34</text:p>
          </table:table-cell>
          <table:table-cell office:value-type="float" office:value="3.49" calcext:value-type="float">
            <text:p>3,49</text:p>
          </table:table-cell>
          <table:table-cell table:formula="of:=([.H75]+[.I75])" office:value-type="float" office:value="3.83" calcext:value-type="float">
            <text:p>3,83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0.84" calcext:value-type="float">
            <text:p>0,84</text:p>
          </table:table-cell>
          <table:table-cell office:value-type="float" office:value="4.48" calcext:value-type="float">
            <text:p>4,48</text:p>
          </table:table-cell>
          <table:table-cell table:formula="of:=([.O75]+[.P75])" office:value-type="float" office:value="5.32" calcext:value-type="float">
            <text:p>5,32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1.27" calcext:value-type="float">
            <text:p>1,27</text:p>
          </table:table-cell>
          <table:table-cell office:value-type="float" office:value="3.88" calcext:value-type="float">
            <text:p>3,88</text:p>
          </table:table-cell>
          <table:table-cell table:formula="of:=([.V75]+[.W75])" office:value-type="float" office:value="5.15" calcext:value-type="float">
            <text:p>5,15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1" calcext:value-type="float">
            <text:p>3,21</text:p>
          </table:table-cell>
          <table:table-cell table:formula="of:=([.A76]+[.B76])" office:value-type="float" office:value="3.73" calcext:value-type="float">
            <text:p>3,73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31" calcext:value-type="float">
            <text:p>0,31</text:p>
          </table:table-cell>
          <table:table-cell office:value-type="float" office:value="3.55" calcext:value-type="float">
            <text:p>3,55</text:p>
          </table:table-cell>
          <table:table-cell table:formula="of:=([.H76]+[.I76])" office:value-type="float" office:value="3.86" calcext:value-type="float">
            <text:p>3,8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86" calcext:value-type="float">
            <text:p>0,86</text:p>
          </table:table-cell>
          <table:table-cell office:value-type="float" office:value="4.42" calcext:value-type="float">
            <text:p>4,42</text:p>
          </table:table-cell>
          <table:table-cell table:formula="of:=([.O76]+[.P76])" office:value-type="float" office:value="5.28" calcext:value-type="float">
            <text:p>5,28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1.29" calcext:value-type="float">
            <text:p>1,29</text:p>
          </table:table-cell>
          <table:table-cell office:value-type="float" office:value="3.9" calcext:value-type="float">
            <text:p>3,9</text:p>
          </table:table-cell>
          <table:table-cell table:formula="of:=([.V76]+[.W76])" office:value-type="float" office:value="5.19" calcext:value-type="float">
            <text:p>5,19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3.16" calcext:value-type="float">
            <text:p>3,16</text:p>
          </table:table-cell>
          <table:table-cell table:formula="of:=([.A77]+[.B77])" office:value-type="float" office:value="3.65" calcext:value-type="float">
            <text:p>3,65</text:p>
          </table:table-cell>
          <table:table-cell table:style-name="ce6" office:value-type="float" office:value="1745" calcext:value-type="float">
            <text:p>1745</text:p>
          </table:table-cell>
          <table:table-cell table:style-name="ce6" office:value-type="float" office:value="1575" calcext:value-type="float">
            <text:p>1575</text:p>
          </table:table-cell>
          <table:table-cell office:value-type="float" office:value="114342" calcext:value-type="float">
            <text:p>114342</text:p>
          </table:table-cell>
          <table:table-cell table:style-name="ce6" office:value-type="float" office:value="1575" calcext:value-type="float">
            <text:p>1575</text:p>
          </table:table-cell>
          <table:table-cell office:value-type="float" office:value="0.31" calcext:value-type="float">
            <text:p>0,31</text:p>
          </table:table-cell>
          <table:table-cell office:value-type="float" office:value="3.35" calcext:value-type="float">
            <text:p>3,35</text:p>
          </table:table-cell>
          <table:table-cell table:formula="of:=([.H77]+[.I77])" office:value-type="float" office:value="3.66" calcext:value-type="float">
            <text:p>3,66</text:p>
          </table:table-cell>
          <table:table-cell office:value-type="float" office:value="1390" calcext:value-type="float">
            <text:p>1390</text:p>
          </table:table-cell>
          <table:table-cell table:style-name="ce7" office:value-type="float" office:value="1200" calcext:value-type="float">
            <text:p>1200</text:p>
          </table:table-cell>
          <table:table-cell office:value-type="float" office:value="89670" calcext:value-type="float">
            <text:p>89670</text:p>
          </table:table-cell>
          <table:table-cell office:value-type="float" office:value="1200" calcext:value-type="float">
            <text:p>1200</text:p>
          </table:table-cell>
          <table:table-cell office:value-type="float" office:value="0.88" calcext:value-type="float">
            <text:p>0,88</text:p>
          </table:table-cell>
          <table:table-cell office:value-type="float" office:value="4.5" calcext:value-type="float">
            <text:p>4,5</text:p>
          </table:table-cell>
          <table:table-cell table:formula="of:=([.O77]+[.P77])" office:value-type="float" office:value="5.38" calcext:value-type="float">
            <text:p>5,38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2400" calcext:value-type="float">
            <text:p>2400</text:p>
          </table:table-cell>
          <table:table-cell office:value-type="float" office:value="213457" calcext:value-type="float">
            <text:p>213457</text:p>
          </table:table-cell>
          <table:table-cell table:style-name="ce6" office:value-type="float" office:value="2400" calcext:value-type="float">
            <text:p>2400</text:p>
          </table:table-cell>
          <table:table-cell office:value-type="float" office:value="1.29" calcext:value-type="float">
            <text:p>1,29</text:p>
          </table:table-cell>
          <table:table-cell office:value-type="float" office:value="3.92" calcext:value-type="float">
            <text:p>3,92</text:p>
          </table:table-cell>
          <table:table-cell table:formula="of:=([.V77]+[.W77])" office:value-type="float" office:value="5.21" calcext:value-type="float">
            <text:p>5,2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34029" calcext:value-type="float">
            <text:p>334029</text:p>
          </table:table-cell>
          <table:table-cell table:style-name="ce6" office:value-type="float" office:value="3200" calcext:value-type="float">
            <text:p>3200</text:p>
          </table:table-cell>
          <table:table-cell table:number-columns-repeated="996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2" calcext:value-type="float">
            <text:p>3,22</text:p>
          </table:table-cell>
          <table:table-cell table:formula="of:=([.A78]+[.B78])" office:value-type="float" office:value="3.73" calcext:value-type="float">
            <text:p>3,73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31" calcext:value-type="float">
            <text:p>0,31</text:p>
          </table:table-cell>
          <table:table-cell office:value-type="float" office:value="3.36" calcext:value-type="float">
            <text:p>3,36</text:p>
          </table:table-cell>
          <table:table-cell table:formula="of:=([.H78]+[.I78])" office:value-type="float" office:value="3.67" calcext:value-type="float">
            <text:p>3,67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0.88" calcext:value-type="float">
            <text:p>0,88</text:p>
          </table:table-cell>
          <table:table-cell office:value-type="float" office:value="4.48" calcext:value-type="float">
            <text:p>4,48</text:p>
          </table:table-cell>
          <table:table-cell table:formula="of:=([.O78]+[.P78])" office:value-type="float" office:value="5.36" calcext:value-type="float">
            <text:p>5,36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1.28" calcext:value-type="float">
            <text:p>1,28</text:p>
          </table:table-cell>
          <table:table-cell office:value-type="float" office:value="3.94" calcext:value-type="float">
            <text:p>3,94</text:p>
          </table:table-cell>
          <table:table-cell table:formula="of:=([.V78]+[.W78])" office:value-type="float" office:value="5.22" calcext:value-type="float">
            <text:p>5,22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2" calcext:value-type="float">
            <text:p>3,22</text:p>
          </table:table-cell>
          <table:table-cell table:formula="of:=([.A79]+[.B79])" office:value-type="float" office:value="3.73" calcext:value-type="float">
            <text:p>3,73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31" calcext:value-type="float">
            <text:p>0,31</text:p>
          </table:table-cell>
          <table:table-cell office:value-type="float" office:value="3.39" calcext:value-type="float">
            <text:p>3,39</text:p>
          </table:table-cell>
          <table:table-cell table:formula="of:=([.H79]+[.I79])" office:value-type="float" office:value="3.7" calcext:value-type="float">
            <text:p>3,7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0.85" calcext:value-type="float">
            <text:p>0,85</text:p>
          </table:table-cell>
          <table:table-cell office:value-type="float" office:value="4.44" calcext:value-type="float">
            <text:p>4,44</text:p>
          </table:table-cell>
          <table:table-cell table:formula="of:=([.O79]+[.P79])" office:value-type="float" office:value="5.29" calcext:value-type="float">
            <text:p>5,29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1.28" calcext:value-type="float">
            <text:p>1,28</text:p>
          </table:table-cell>
          <table:table-cell office:value-type="float" office:value="3.93" calcext:value-type="float">
            <text:p>3,93</text:p>
          </table:table-cell>
          <table:table-cell table:formula="of:=([.V79]+[.W79])" office:value-type="float" office:value="5.21" calcext:value-type="float">
            <text:p>5,21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5" calcext:value-type="float">
            <text:p>3,25</text:p>
          </table:table-cell>
          <table:table-cell table:formula="of:=([.A80]+[.B80])" office:value-type="float" office:value="3.76" calcext:value-type="float">
            <text:p>3,76</text:p>
          </table:table-cell>
          <table:table-cell table:style-name="ce6" office:value-type="float" office:value="1239" calcext:value-type="float">
            <text:p>1239</text:p>
          </table:table-cell>
          <table:table-cell table:style-name="ce6" office:value-type="float" office:value="1182" calcext:value-type="float">
            <text:p>1182</text:p>
          </table:table-cell>
          <table:table-cell table:style-name="ce6" office:value-type="float" office:value="77229" calcext:value-type="float">
            <text:p>77229</text:p>
          </table:table-cell>
          <table:table-cell table:style-name="ce6" office:value-type="float" office:value="1182" calcext:value-type="float">
            <text:p>1182</text:p>
          </table:table-cell>
          <table:table-cell office:value-type="float" office:value="0.31" calcext:value-type="float">
            <text:p>0,31</text:p>
          </table:table-cell>
          <table:table-cell office:value-type="float" office:value="3.39" calcext:value-type="float">
            <text:p>3,39</text:p>
          </table:table-cell>
          <table:table-cell table:formula="of:=([.H80]+[.I80])" office:value-type="float" office:value="3.7" calcext:value-type="float">
            <text:p>3,7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float" office:value="61566" calcext:value-type="float">
            <text:p>61566</text:p>
          </table:table-cell>
          <table:table-cell table:style-name="ce6" office:value-type="float" office:value="936" calcext:value-type="float">
            <text:p>936</text:p>
          </table:table-cell>
          <table:table-cell office:value-type="float" office:value="0.86" calcext:value-type="float">
            <text:p>0,86</text:p>
          </table:table-cell>
          <table:table-cell office:value-type="float" office:value="4.41" calcext:value-type="float">
            <text:p>4,41</text:p>
          </table:table-cell>
          <table:table-cell table:formula="of:=([.O80]+[.P80])" office:value-type="float" office:value="5.27" calcext:value-type="float">
            <text:p>5,27</text:p>
          </table:table-cell>
          <table:table-cell table:style-name="ce6" office:value-type="float" office:value="1818" calcext:value-type="float">
            <text:p>1818</text:p>
          </table:table-cell>
          <table:table-cell table:style-name="ce6" office:value-type="float" office:value="1764" calcext:value-type="float">
            <text:p>1764</text:p>
          </table:table-cell>
          <table:table-cell table:style-name="ce6" office:value-type="float" office:value="134881" calcext:value-type="float">
            <text:p>134881</text:p>
          </table:table-cell>
          <table:table-cell table:style-name="ce6" office:value-type="float" office:value="1764" calcext:value-type="float">
            <text:p>1764</text:p>
          </table:table-cell>
          <table:table-cell office:value-type="float" office:value="1.26" calcext:value-type="float">
            <text:p>1,26</text:p>
          </table:table-cell>
          <table:table-cell office:value-type="float" office:value="3.89" calcext:value-type="float">
            <text:p>3,89</text:p>
          </table:table-cell>
          <table:table-cell table:formula="of:=([.V80]+[.W80])" office:value-type="float" office:value="5.15" calcext:value-type="float">
            <text:p>5,15</text:p>
          </table:table-cell>
          <table:table-cell table:style-name="ce6" office:value-type="float" office:value="2281" calcext:value-type="float">
            <text:p>2281</text:p>
          </table:table-cell>
          <table:table-cell table:style-name="ce6" office:value-type="float" office:value="2224" calcext:value-type="float">
            <text:p>2224</text:p>
          </table:table-cell>
          <table:table-cell table:style-name="ce6" office:value-type="float" office:value="190780" calcext:value-type="float">
            <text:p>190780</text:p>
          </table:table-cell>
          <table:table-cell table:style-name="ce6" office:value-type="float" office:value="2224" calcext:value-type="float">
            <text:p>2224</text:p>
          </table:table-cell>
          <table:table-cell table:number-columns-repeated="99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1" calcext:value-type="float">
            <text:p>3,21</text:p>
          </table:table-cell>
          <table:table-cell table:formula="of:=([.A81]+[.B81])" office:value-type="float" office:value="3.73" calcext:value-type="float">
            <text:p>3,73</text:p>
          </table:table-cell>
          <table:table-cell table:number-columns-repeated="4"/>
          <table:table-cell office:value-type="float" office:value="0.31" calcext:value-type="float">
            <text:p>0,31</text:p>
          </table:table-cell>
          <table:table-cell office:value-type="float" office:value="3.36" calcext:value-type="float">
            <text:p>3,36</text:p>
          </table:table-cell>
          <table:table-cell table:formula="of:=([.H81]+[.I81])" office:value-type="float" office:value="3.67" calcext:value-type="float">
            <text:p>3,67</text:p>
          </table:table-cell>
          <table:table-cell table:number-columns-repeated="4"/>
          <table:table-cell office:value-type="float" office:value="0.87" calcext:value-type="float">
            <text:p>0,87</text:p>
          </table:table-cell>
          <table:table-cell office:value-type="float" office:value="4.46" calcext:value-type="float">
            <text:p>4,46</text:p>
          </table:table-cell>
          <table:table-cell table:formula="of:=([.O81]+[.P81])" office:value-type="float" office:value="5.33" calcext:value-type="float">
            <text:p>5,33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office:value-type="float" office:value="3.93" calcext:value-type="float">
            <text:p>3,93</text:p>
          </table:table-cell>
          <table:table-cell table:formula="of:=([.V81]+[.W81])" office:value-type="float" office:value="5.21" calcext:value-type="float">
            <text:p>5,21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1" calcext:value-type="float">
            <text:p>3,21</text:p>
          </table:table-cell>
          <table:table-cell table:formula="of:=([.A82]+[.B82])" office:value-type="float" office:value="3.73" calcext:value-type="float">
            <text:p>3,73</text:p>
          </table:table-cell>
          <table:table-cell table:number-columns-repeated="4"/>
          <table:table-cell office:value-type="float" office:value="0.31" calcext:value-type="float">
            <text:p>0,31</text:p>
          </table:table-cell>
          <table:table-cell office:value-type="float" office:value="3.4" calcext:value-type="float">
            <text:p>3,4</text:p>
          </table:table-cell>
          <table:table-cell table:formula="of:=([.H82]+[.I82])" office:value-type="float" office:value="3.71" calcext:value-type="float">
            <text:p>3,71</text:p>
          </table:table-cell>
          <table:table-cell table:number-columns-repeated="4"/>
          <table:table-cell office:value-type="float" office:value="0.87" calcext:value-type="float">
            <text:p>0,87</text:p>
          </table:table-cell>
          <table:table-cell office:value-type="float" office:value="4.44" calcext:value-type="float">
            <text:p>4,44</text:p>
          </table:table-cell>
          <table:table-cell table:formula="of:=([.O82]+[.P82])" office:value-type="float" office:value="5.31" calcext:value-type="float">
            <text:p>5,31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office:value-type="float" office:value="3.85" calcext:value-type="float">
            <text:p>3,85</text:p>
          </table:table-cell>
          <table:table-cell table:formula="of:=([.V82]+[.W82])" office:value-type="float" office:value="5.1" calcext:value-type="float">
            <text:p>5,1</text:p>
          </table:table-cell>
          <table:table-cell table:number-columns-repeated="1000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3.19" calcext:value-type="float">
            <text:p>3,19</text:p>
          </table:table-cell>
          <table:table-cell table:formula="of:=([.A83]+[.B83])" office:value-type="float" office:value="3.68" calcext:value-type="float">
            <text:p>3,68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7" calcext:value-type="float">
            <text:p>3,37</text:p>
          </table:table-cell>
          <table:table-cell table:formula="of:=([.H83]+[.I83])" office:value-type="float" office:value="3.69" calcext:value-type="float">
            <text:p>3,69</text:p>
          </table:table-cell>
          <table:table-cell table:number-columns-repeated="4"/>
          <table:table-cell office:value-type="float" office:value="0.86" calcext:value-type="float">
            <text:p>0,86</text:p>
          </table:table-cell>
          <table:table-cell office:value-type="float" office:value="4.44" calcext:value-type="float">
            <text:p>4,44</text:p>
          </table:table-cell>
          <table:table-cell table:formula="of:=([.O83]+[.P83])" office:value-type="float" office:value="5.3" calcext:value-type="float">
            <text:p>5,3</text:p>
          </table:table-cell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3.9" calcext:value-type="float">
            <text:p>3,9</text:p>
          </table:table-cell>
          <table:table-cell table:formula="of:=([.V83]+[.W83])" office:value-type="float" office:value="5.17" calcext:value-type="float">
            <text:p>5,17</text:p>
          </table:table-cell>
          <table:table-cell table:number-columns-repeated="1000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3.11" calcext:value-type="float">
            <text:p>3,11</text:p>
          </table:table-cell>
          <table:table-cell table:formula="of:=([.A84]+[.B84])" office:value-type="float" office:value="3.58" calcext:value-type="float">
            <text:p>3,58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9" calcext:value-type="float">
            <text:p>3,39</text:p>
          </table:table-cell>
          <table:table-cell table:formula="of:=([.H84]+[.I84])" office:value-type="float" office:value="3.71" calcext:value-type="float">
            <text:p>3,71</text:p>
          </table:table-cell>
          <table:table-cell table:number-columns-repeated="4"/>
          <table:table-cell office:value-type="float" office:value="0.88" calcext:value-type="float">
            <text:p>0,88</text:p>
          </table:table-cell>
          <table:table-cell office:value-type="float" office:value="4.46" calcext:value-type="float">
            <text:p>4,46</text:p>
          </table:table-cell>
          <table:table-cell table:formula="of:=([.O84]+[.P84])" office:value-type="float" office:value="5.34" calcext:value-type="float">
            <text:p>5,34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office:value-type="float" office:value="3.86" calcext:value-type="float">
            <text:p>3,86</text:p>
          </table:table-cell>
          <table:table-cell table:formula="of:=([.V84]+[.W84])" office:value-type="float" office:value="5.11" calcext:value-type="float">
            <text:p>5,11</text:p>
          </table:table-cell>
          <table:table-cell table:number-columns-repeated="1000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3.12" calcext:value-type="float">
            <text:p>3,12</text:p>
          </table:table-cell>
          <table:table-cell table:formula="of:=([.A85]+[.B85])" office:value-type="float" office:value="3.6" calcext:value-type="float">
            <text:p>3,6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8" calcext:value-type="float">
            <text:p>3,38</text:p>
          </table:table-cell>
          <table:table-cell table:formula="of:=([.H85]+[.I85])" office:value-type="float" office:value="3.7" calcext:value-type="float">
            <text:p>3,7</text:p>
          </table:table-cell>
          <table:table-cell table:number-columns-repeated="4"/>
          <table:table-cell office:value-type="float" office:value="0.88" calcext:value-type="float">
            <text:p>0,88</text:p>
          </table:table-cell>
          <table:table-cell office:value-type="float" office:value="4.44" calcext:value-type="float">
            <text:p>4,44</text:p>
          </table:table-cell>
          <table:table-cell table:formula="of:=([.O85]+[.P85])" office:value-type="float" office:value="5.32" calcext:value-type="float">
            <text:p>5,32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6" calcext:value-type="float">
            <text:p>3,86</text:p>
          </table:table-cell>
          <table:table-cell table:formula="of:=([.V85]+[.W85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18" calcext:value-type="float">
            <text:p>3,18</text:p>
          </table:table-cell>
          <table:table-cell table:formula="of:=([.A86]+[.B86])" office:value-type="float" office:value="3.7" calcext:value-type="float">
            <text:p>3,7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7" calcext:value-type="float">
            <text:p>3,37</text:p>
          </table:table-cell>
          <table:table-cell table:formula="of:=([.H86]+[.I86])" office:value-type="float" office:value="3.69" calcext:value-type="float">
            <text:p>3,69</text:p>
          </table:table-cell>
          <table:table-cell table:number-columns-repeated="4"/>
          <table:table-cell office:value-type="float" office:value="0.83" calcext:value-type="float">
            <text:p>0,83</text:p>
          </table:table-cell>
          <table:table-cell office:value-type="float" office:value="4.42" calcext:value-type="float">
            <text:p>4,42</text:p>
          </table:table-cell>
          <table:table-cell table:formula="of:=([.O86]+[.P86])" office:value-type="float" office:value="5.25" calcext:value-type="float">
            <text:p>5,25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7" calcext:value-type="float">
            <text:p>3,87</text:p>
          </table:table-cell>
          <table:table-cell table:formula="of:=([.V86]+[.W86])" office:value-type="float" office:value="5.13" calcext:value-type="float">
            <text:p>5,13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table:formula="of:=([.A87]+[.B87])" office:value-type="float" office:value="3.72" calcext:value-type="float">
            <text:p>3,72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4" calcext:value-type="float">
            <text:p>3,4</text:p>
          </table:table-cell>
          <table:table-cell table:formula="of:=([.H87]+[.I87])" office:value-type="float" office:value="3.72" calcext:value-type="float">
            <text:p>3,72</text:p>
          </table:table-cell>
          <table:table-cell table:number-columns-repeated="4"/>
          <table:table-cell office:value-type="float" office:value="0.89" calcext:value-type="float">
            <text:p>0,89</text:p>
          </table:table-cell>
          <table:table-cell office:value-type="float" office:value="4.49" calcext:value-type="float">
            <text:p>4,49</text:p>
          </table:table-cell>
          <table:table-cell table:formula="of:=([.O87]+[.P87])" office:value-type="float" office:value="5.38" calcext:value-type="float">
            <text:p>5,38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office:value-type="float" office:value="3.89" calcext:value-type="float">
            <text:p>3,89</text:p>
          </table:table-cell>
          <table:table-cell table:formula="of:=([.V87]+[.W87])" office:value-type="float" office:value="5.17" calcext:value-type="float">
            <text:p>5,17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1" calcext:value-type="float">
            <text:p>3,21</text:p>
          </table:table-cell>
          <table:table-cell table:formula="of:=([.A88]+[.B88])" office:value-type="float" office:value="3.72" calcext:value-type="float">
            <text:p>3,72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7" calcext:value-type="float">
            <text:p>3,37</text:p>
          </table:table-cell>
          <table:table-cell table:formula="of:=([.H88]+[.I88])" office:value-type="float" office:value="3.69" calcext:value-type="float">
            <text:p>3,69</text:p>
          </table:table-cell>
          <table:table-cell table:number-columns-repeated="4"/>
          <table:table-cell office:value-type="float" office:value="0.86" calcext:value-type="float">
            <text:p>0,86</text:p>
          </table:table-cell>
          <table:table-cell office:value-type="float" office:value="4.46" calcext:value-type="float">
            <text:p>4,46</text:p>
          </table:table-cell>
          <table:table-cell table:formula="of:=([.O88]+[.P88])" office:value-type="float" office:value="5.32" calcext:value-type="float">
            <text:p>5,32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6" calcext:value-type="float">
            <text:p>3,86</text:p>
          </table:table-cell>
          <table:table-cell table:formula="of:=([.V88]+[.W88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1" calcext:value-type="float">
            <text:p>3,21</text:p>
          </table:table-cell>
          <table:table-cell table:formula="of:=([.A89]+[.B89])" office:value-type="float" office:value="3.72" calcext:value-type="float">
            <text:p>3,72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8" calcext:value-type="float">
            <text:p>3,38</text:p>
          </table:table-cell>
          <table:table-cell table:formula="of:=([.H89]+[.I89])" office:value-type="float" office:value="3.7" calcext:value-type="float">
            <text:p>3,7</text:p>
          </table:table-cell>
          <table:table-cell table:number-columns-repeated="4"/>
          <table:table-cell office:value-type="float" office:value="0.89" calcext:value-type="float">
            <text:p>0,89</text:p>
          </table:table-cell>
          <table:table-cell office:value-type="float" office:value="4.5" calcext:value-type="float">
            <text:p>4,5</text:p>
          </table:table-cell>
          <table:table-cell table:formula="of:=([.O89]+[.P89])" office:value-type="float" office:value="5.39" calcext:value-type="float">
            <text:p>5,39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6" calcext:value-type="float">
            <text:p>3,86</text:p>
          </table:table-cell>
          <table:table-cell table:formula="of:=([.V89]+[.W89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2" calcext:value-type="float">
            <text:p>3,22</text:p>
          </table:table-cell>
          <table:table-cell table:formula="of:=([.A90]+[.B90])" office:value-type="float" office:value="3.74" calcext:value-type="float">
            <text:p>3,74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9" calcext:value-type="float">
            <text:p>3,39</text:p>
          </table:table-cell>
          <table:table-cell table:formula="of:=([.H90]+[.I90])" office:value-type="float" office:value="3.71" calcext:value-type="float">
            <text:p>3,71</text:p>
          </table:table-cell>
          <table:table-cell table:number-columns-repeated="4"/>
          <table:table-cell office:value-type="float" office:value="0.87" calcext:value-type="float">
            <text:p>0,87</text:p>
          </table:table-cell>
          <table:table-cell office:value-type="float" office:value="4.48" calcext:value-type="float">
            <text:p>4,48</text:p>
          </table:table-cell>
          <table:table-cell table:formula="of:=([.O90]+[.P90])" office:value-type="float" office:value="5.35" calcext:value-type="float">
            <text:p>5,35</text:p>
          </table:table-cell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3.87" calcext:value-type="float">
            <text:p>3,87</text:p>
          </table:table-cell>
          <table:table-cell table:formula="of:=([.V90]+[.W90])" office:value-type="float" office:value="5.14" calcext:value-type="float">
            <text:p>5,14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1" calcext:value-type="float">
            <text:p>3,21</text:p>
          </table:table-cell>
          <table:table-cell table:formula="of:=([.A91]+[.B91])" office:value-type="float" office:value="3.72" calcext:value-type="float">
            <text:p>3,72</text:p>
          </table:table-cell>
          <table:table-cell table:number-columns-repeated="4"/>
          <table:table-cell office:value-type="float" office:value="0.31" calcext:value-type="float">
            <text:p>0,31</text:p>
          </table:table-cell>
          <table:table-cell office:value-type="float" office:value="3.36" calcext:value-type="float">
            <text:p>3,36</text:p>
          </table:table-cell>
          <table:table-cell table:formula="of:=([.H91]+[.I91])" office:value-type="float" office:value="3.67" calcext:value-type="float">
            <text:p>3,67</text:p>
          </table:table-cell>
          <table:table-cell table:number-columns-repeated="4"/>
          <table:table-cell office:value-type="float" office:value="0.86" calcext:value-type="float">
            <text:p>0,86</text:p>
          </table:table-cell>
          <table:table-cell office:value-type="float" office:value="4.46" calcext:value-type="float">
            <text:p>4,46</text:p>
          </table:table-cell>
          <table:table-cell table:formula="of:=([.O91]+[.P91])" office:value-type="float" office:value="5.32" calcext:value-type="float">
            <text:p>5,32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office:value-type="float" office:value="3.87" calcext:value-type="float">
            <text:p>3,87</text:p>
          </table:table-cell>
          <table:table-cell table:formula="of:=([.V91]+[.W91])" office:value-type="float" office:value="5.15" calcext:value-type="float">
            <text:p>5,15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table:formula="of:=([.A92]+[.B92])" office:value-type="float" office:value="3.72" calcext:value-type="float">
            <text:p>3,72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48" calcext:value-type="float">
            <text:p>3,48</text:p>
          </table:table-cell>
          <table:table-cell table:formula="of:=([.H92]+[.I92])" office:value-type="float" office:value="3.8" calcext:value-type="float">
            <text:p>3,8</text:p>
          </table:table-cell>
          <table:table-cell table:number-columns-repeated="4"/>
          <table:table-cell office:value-type="float" office:value="0.88" calcext:value-type="float">
            <text:p>0,88</text:p>
          </table:table-cell>
          <table:table-cell office:value-type="float" office:value="4.46" calcext:value-type="float">
            <text:p>4,46</text:p>
          </table:table-cell>
          <table:table-cell table:formula="of:=([.O92]+[.P92])" office:value-type="float" office:value="5.34" calcext:value-type="float">
            <text:p>5,34</text:p>
          </table:table-cell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3.85" calcext:value-type="float">
            <text:p>3,85</text:p>
          </table:table-cell>
          <table:table-cell table:formula="of:=([.V92]+[.W92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8" calcext:value-type="float">
            <text:p>3,28</text:p>
          </table:table-cell>
          <table:table-cell table:formula="of:=([.A93]+[.B93])" office:value-type="float" office:value="3.8" calcext:value-type="float">
            <text:p>3,8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3.44" calcext:value-type="float">
            <text:p>3,44</text:p>
          </table:table-cell>
          <table:table-cell table:formula="of:=([.H93]+[.I93])" office:value-type="float" office:value="3.77" calcext:value-type="float">
            <text:p>3,77</text:p>
          </table:table-cell>
          <table:table-cell table:number-columns-repeated="4"/>
          <table:table-cell office:value-type="float" office:value="0.83" calcext:value-type="float">
            <text:p>0,83</text:p>
          </table:table-cell>
          <table:table-cell office:value-type="float" office:value="4.42" calcext:value-type="float">
            <text:p>4,42</text:p>
          </table:table-cell>
          <table:table-cell table:formula="of:=([.O93]+[.P93])" office:value-type="float" office:value="5.25" calcext:value-type="float">
            <text:p>5,25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office:value-type="float" office:value="3.84" calcext:value-type="float">
            <text:p>3,84</text:p>
          </table:table-cell>
          <table:table-cell table:formula="of:=([.V93]+[.W93])" office:value-type="float" office:value="5.09" calcext:value-type="float">
            <text:p>5,09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2" calcext:value-type="float">
            <text:p>3,22</text:p>
          </table:table-cell>
          <table:table-cell table:formula="of:=([.A94]+[.B94])" office:value-type="float" office:value="3.73" calcext:value-type="float">
            <text:p>3,73</text:p>
          </table:table-cell>
          <table:table-cell table:number-columns-repeated="4"/>
          <table:table-cell office:value-type="float" office:value="0.31" calcext:value-type="float">
            <text:p>0,31</text:p>
          </table:table-cell>
          <table:table-cell office:value-type="float" office:value="3.38" calcext:value-type="float">
            <text:p>3,38</text:p>
          </table:table-cell>
          <table:table-cell table:formula="of:=([.H94]+[.I94])" office:value-type="float" office:value="3.69" calcext:value-type="float">
            <text:p>3,69</text:p>
          </table:table-cell>
          <table:table-cell table:number-columns-repeated="4"/>
          <table:table-cell office:value-type="float" office:value="0.88" calcext:value-type="float">
            <text:p>0,88</text:p>
          </table:table-cell>
          <table:table-cell office:value-type="float" office:value="4.52" calcext:value-type="float">
            <text:p>4,52</text:p>
          </table:table-cell>
          <table:table-cell table:formula="of:=([.O94]+[.P94])" office:value-type="float" office:value="5.4" calcext:value-type="float">
            <text:p>5,4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8" calcext:value-type="float">
            <text:p>3,88</text:p>
          </table:table-cell>
          <table:table-cell table:formula="of:=([.V94]+[.W94])" office:value-type="float" office:value="5.14" calcext:value-type="float">
            <text:p>5,14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18" calcext:value-type="float">
            <text:p>3,18</text:p>
          </table:table-cell>
          <table:table-cell table:formula="of:=([.A95]+[.B95])" office:value-type="float" office:value="3.69" calcext:value-type="float">
            <text:p>3,69</text:p>
          </table:table-cell>
          <table:table-cell table:number-columns-repeated="4"/>
          <table:table-cell office:value-type="float" office:value="0.31" calcext:value-type="float">
            <text:p>0,31</text:p>
          </table:table-cell>
          <table:table-cell office:value-type="float" office:value="3.35" calcext:value-type="float">
            <text:p>3,35</text:p>
          </table:table-cell>
          <table:table-cell table:formula="of:=([.H95]+[.I95])" office:value-type="float" office:value="3.66" calcext:value-type="float">
            <text:p>3,66</text:p>
          </table:table-cell>
          <table:table-cell table:number-columns-repeated="4"/>
          <table:table-cell office:value-type="float" office:value="0.89" calcext:value-type="float">
            <text:p>0,89</text:p>
          </table:table-cell>
          <table:table-cell office:value-type="float" office:value="4.48" calcext:value-type="float">
            <text:p>4,48</text:p>
          </table:table-cell>
          <table:table-cell table:formula="of:=([.O95]+[.P95])" office:value-type="float" office:value="5.37" calcext:value-type="float">
            <text:p>5,37</text:p>
          </table:table-cell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3.86" calcext:value-type="float">
            <text:p>3,86</text:p>
          </table:table-cell>
          <table:table-cell table:formula="of:=([.V95]+[.W95])" office:value-type="float" office:value="5.13" calcext:value-type="float">
            <text:p>5,13</text:p>
          </table:table-cell>
          <table:table-cell table:number-columns-repeated="100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19" calcext:value-type="float">
            <text:p>3,19</text:p>
          </table:table-cell>
          <table:table-cell table:formula="of:=([.A96]+[.B96])" office:value-type="float" office:value="3.69" calcext:value-type="float">
            <text:p>3,69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6" calcext:value-type="float">
            <text:p>3,36</text:p>
          </table:table-cell>
          <table:table-cell table:formula="of:=([.H96]+[.I96])" office:value-type="float" office:value="3.68" calcext:value-type="float">
            <text:p>3,68</text:p>
          </table:table-cell>
          <table:table-cell table:number-columns-repeated="4"/>
          <table:table-cell office:value-type="float" office:value="0.87" calcext:value-type="float">
            <text:p>0,87</text:p>
          </table:table-cell>
          <table:table-cell office:value-type="float" office:value="4.45" calcext:value-type="float">
            <text:p>4,45</text:p>
          </table:table-cell>
          <table:table-cell table:formula="of:=([.O96]+[.P96])" office:value-type="float" office:value="5.32" calcext:value-type="float">
            <text:p>5,32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7" calcext:value-type="float">
            <text:p>3,87</text:p>
          </table:table-cell>
          <table:table-cell table:formula="of:=([.V96]+[.W96])" office:value-type="float" office:value="5.13" calcext:value-type="float">
            <text:p>5,13</text:p>
          </table:table-cell>
          <table:table-cell table:number-columns-repeated="1000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.25" calcext:value-type="float">
            <text:p>3,25</text:p>
          </table:table-cell>
          <table:table-cell table:formula="of:=([.A97]+[.B97])" office:value-type="float" office:value="3.77" calcext:value-type="float">
            <text:p>3,77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45" calcext:value-type="float">
            <text:p>3,45</text:p>
          </table:table-cell>
          <table:table-cell table:formula="of:=([.H97]+[.I97])" office:value-type="float" office:value="3.77" calcext:value-type="float">
            <text:p>3,77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4.54" calcext:value-type="float">
            <text:p>4,54</text:p>
          </table:table-cell>
          <table:table-cell table:formula="of:=([.O97]+[.P97])" office:value-type="float" office:value="5.44" calcext:value-type="float">
            <text:p>5,44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91" calcext:value-type="float">
            <text:p>3,91</text:p>
          </table:table-cell>
          <table:table-cell table:formula="of:=([.V97]+[.W97])" office:value-type="float" office:value="5.17" calcext:value-type="float">
            <text:p>5,17</text:p>
          </table:table-cell>
          <table:table-cell table:number-columns-repeated="100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formula="of:=([.A98]+[.B98])" office:value-type="float" office:value="3.7" calcext:value-type="float">
            <text:p>3,7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office:value-type="float" office:value="3.36" calcext:value-type="float">
            <text:p>3,36</text:p>
          </table:table-cell>
          <table:table-cell table:formula="of:=([.H98]+[.I98])" office:value-type="float" office:value="3.66" calcext:value-type="float">
            <text:p>3,66</text:p>
          </table:table-cell>
          <table:table-cell table:number-columns-repeated="4"/>
          <table:table-cell office:value-type="float" office:value="0.86" calcext:value-type="float">
            <text:p>0,86</text:p>
          </table:table-cell>
          <table:table-cell office:value-type="float" office:value="4.46" calcext:value-type="float">
            <text:p>4,46</text:p>
          </table:table-cell>
          <table:table-cell table:formula="of:=([.O98]+[.P98])" office:value-type="float" office:value="5.32" calcext:value-type="float">
            <text:p>5,32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6" calcext:value-type="float">
            <text:p>3,86</text:p>
          </table:table-cell>
          <table:table-cell table:formula="of:=([.V98]+[.W98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18" calcext:value-type="float">
            <text:p>3,18</text:p>
          </table:table-cell>
          <table:table-cell table:formula="of:=([.A99]+[.B99])" office:value-type="float" office:value="3.68" calcext:value-type="float">
            <text:p>3,68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3.37" calcext:value-type="float">
            <text:p>3,37</text:p>
          </table:table-cell>
          <table:table-cell table:formula="of:=([.H99]+[.I99])" office:value-type="float" office:value="3.7" calcext:value-type="float">
            <text:p>3,7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4.47" calcext:value-type="float">
            <text:p>4,47</text:p>
          </table:table-cell>
          <table:table-cell table:formula="of:=([.O99]+[.P99])" office:value-type="float" office:value="5.37" calcext:value-type="float">
            <text:p>5,37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office:value-type="float" office:value="3.9" calcext:value-type="float">
            <text:p>3,9</text:p>
          </table:table-cell>
          <table:table-cell table:formula="of:=([.V99]+[.W99])" office:value-type="float" office:value="5.18" calcext:value-type="float">
            <text:p>5,18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" calcext:value-type="float">
            <text:p>3,2</text:p>
          </table:table-cell>
          <table:table-cell table:formula="of:=([.A100]+[.B100])" office:value-type="float" office:value="3.71" calcext:value-type="float">
            <text:p>3,71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39" calcext:value-type="float">
            <text:p>3,39</text:p>
          </table:table-cell>
          <table:table-cell table:formula="of:=([.H100]+[.I100])" office:value-type="float" office:value="3.71" calcext:value-type="float">
            <text:p>3,71</text:p>
          </table:table-cell>
          <table:table-cell table:number-columns-repeated="4"/>
          <table:table-cell office:value-type="float" office:value="0.86" calcext:value-type="float">
            <text:p>0,86</text:p>
          </table:table-cell>
          <table:table-cell office:value-type="float" office:value="4.45" calcext:value-type="float">
            <text:p>4,45</text:p>
          </table:table-cell>
          <table:table-cell table:formula="of:=([.O100]+[.P100])" office:value-type="float" office:value="5.31" calcext:value-type="float">
            <text:p>5,31</text:p>
          </table:table-cell>
          <table:table-cell table:number-columns-repeated="4"/>
          <table:table-cell office:value-type="float" office:value="1.26" calcext:value-type="float">
            <text:p>1,26</text:p>
          </table:table-cell>
          <table:table-cell office:value-type="float" office:value="3.86" calcext:value-type="float">
            <text:p>3,86</text:p>
          </table:table-cell>
          <table:table-cell table:formula="of:=([.V100]+[.W100])" office:value-type="float" office:value="5.12" calcext:value-type="float">
            <text:p>5,12</text:p>
          </table:table-cell>
          <table:table-cell table:number-columns-repeated="1000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.27" calcext:value-type="float">
            <text:p>3,27</text:p>
          </table:table-cell>
          <table:table-cell table:formula="of:=([.A101]+[.B101])" office:value-type="float" office:value="3.78" calcext:value-type="float">
            <text:p>3,78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float" office:value="3.47" calcext:value-type="float">
            <text:p>3,47</text:p>
          </table:table-cell>
          <table:table-cell table:formula="of:=([.H101]+[.I101])" office:value-type="float" office:value="3.79" calcext:value-type="float">
            <text:p>3,79</text:p>
          </table:table-cell>
          <table:table-cell table:number-columns-repeated="4"/>
          <table:table-cell office:value-type="float" office:value="0.87" calcext:value-type="float">
            <text:p>0,87</text:p>
          </table:table-cell>
          <table:table-cell office:value-type="float" office:value="4.47" calcext:value-type="float">
            <text:p>4,47</text:p>
          </table:table-cell>
          <table:table-cell table:formula="of:=([.O101]+[.P101])" office:value-type="float" office:value="5.34" calcext:value-type="float">
            <text:p>5,34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office:value-type="float" office:value="3.85" calcext:value-type="float">
            <text:p>3,85</text:p>
          </table:table-cell>
          <table:table-cell table:formula="of:=([.V101]+[.W101])" office:value-type="float" office:value="5.1" calcext:value-type="float">
            <text:p>5,1</text:p>
          </table:table-cell>
          <table:table-cell table:number-columns-repeated="1000"/>
        </table:table-row>
        <table:table-row table:style-name="ro1"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998"/>
        </table:table-row>
        <table:table-row table:style-name="ro1">
          <table:table-cell table:formula="of:=MEDIAN([.A73:.A101])" office:value-type="float" office:value="0.51" calcext:value-type="float">
            <text:p>0,51</text:p>
          </table:table-cell>
          <table:table-cell table:formula="of:=MEDIAN([.B73:.B101])" office:value-type="float" office:value="3.21" calcext:value-type="float">
            <text:p>3,21</text:p>
          </table:table-cell>
          <table:table-cell table:formula="of:=MEDIAN([.C73:.C101])" office:value-type="float" office:value="3.72" calcext:value-type="float">
            <text:p>3,72</text:p>
          </table:table-cell>
          <table:table-cell/>
          <table:table-cell table:formula="of:=CONFIDENCE(0.05;[.B105];30)" office:value-type="float" office:value="0.00930125659492437" calcext:value-type="float">
            <text:p>0,0093012566</text:p>
          </table:table-cell>
          <table:table-cell table:number-columns-repeated="2"/>
          <table:table-cell table:formula="of:=MEDIAN([.H73:.H101])" office:value-type="float" office:value="0.32" calcext:value-type="float">
            <text:p>0,32</text:p>
          </table:table-cell>
          <table:table-cell table:formula="of:=MEDIAN([.I73:.I101])" office:value-type="float" office:value="3.38" calcext:value-type="float">
            <text:p>3,38</text:p>
          </table:table-cell>
          <table:table-cell table:formula="of:=MEDIAN([.J73:.J101])" office:value-type="float" office:value="3.7" calcext:value-type="float">
            <text:p>3,7</text:p>
          </table:table-cell>
          <table:table-cell/>
          <table:table-cell table:formula="of:=CONFIDENCE(0.05;[.I105];30)" office:value-type="float" office:value="0.0125945651971528" calcext:value-type="float">
            <text:p>0,0125945652</text:p>
          </table:table-cell>
          <table:table-cell table:number-columns-repeated="2"/>
          <table:table-cell table:formula="of:=MEDIAN([.O73:.O101])" office:value-type="float" office:value="0.87" calcext:value-type="float">
            <text:p>0,87</text:p>
          </table:table-cell>
          <table:table-cell table:formula="of:=MEDIAN([.P73:.P101])" office:value-type="float" office:value="4.46" calcext:value-type="float">
            <text:p>4,46</text:p>
          </table:table-cell>
          <table:table-cell table:formula="of:=MEDIAN([.Q73:.Q101])" office:value-type="float" office:value="5.33" calcext:value-type="float">
            <text:p>5,33</text:p>
          </table:table-cell>
          <table:table-cell/>
          <table:table-cell table:formula="of:=CONFIDENCE(0.05;[.P105];30)" office:value-type="float" office:value="0.00839921341188503" calcext:value-type="float">
            <text:p>0,0083992134</text:p>
          </table:table-cell>
          <table:table-cell table:number-columns-repeated="2"/>
          <table:table-cell table:formula="of:=MEDIAN([.V73:.V101])" office:value-type="float" office:value="1.27" calcext:value-type="float">
            <text:p>1,27</text:p>
          </table:table-cell>
          <table:table-cell table:formula="of:=MEDIAN([.W73:.W101])" office:value-type="float" office:value="3.87" calcext:value-type="float">
            <text:p>3,87</text:p>
          </table:table-cell>
          <table:table-cell table:formula="of:=MEDIAN([.X73:.X101])" office:value-type="float" office:value="5.14" calcext:value-type="float">
            <text:p>5,14</text:p>
          </table:table-cell>
          <table:table-cell/>
          <table:table-cell table:formula="of:=CONFIDENCE(0.05;[.W105];30)" office:value-type="float" office:value="0.00967568961429923" calcext:value-type="float">
            <text:p>0,0096756896</text:p>
          </table:table-cell>
          <table:table-cell table:number-columns-repeated="998"/>
        </table:table-row>
        <table:table-row table:style-name="ro1"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1000"/>
        </table:table-row>
        <table:table-row table:style-name="ro1">
          <table:table-cell table:formula="of:=AVEDEV([.A73:.A101])" office:value-type="float" office:value="0.0100832342449466" calcext:value-type="float">
            <text:p>0,0100832342</text:p>
          </table:table-cell>
          <table:table-cell table:formula="of:=AVEDEV([.B73:.B101])" office:value-type="float" office:value="0.0259928656361474" calcext:value-type="float">
            <text:p>0,0259928656</text:p>
          </table:table-cell>
          <table:table-cell table:formula="of:=AVEDEV([.C73:.C101])" office:value-type="float" office:value="0.0327705112960762" calcext:value-type="float">
            <text:p>0,0327705113</text:p>
          </table:table-cell>
          <table:table-cell table:number-columns-repeated="4"/>
          <table:table-cell table:formula="of:=AVEDEV([.H73:.H101])" office:value-type="float" office:value="0.00639714625445897" calcext:value-type="float">
            <text:p>0,0063971463</text:p>
          </table:table-cell>
          <table:table-cell table:formula="of:=AVEDEV([.I73:.I101])" office:value-type="float" office:value="0.0351961950059451" calcext:value-type="float">
            <text:p>0,035196195</text:p>
          </table:table-cell>
          <table:table-cell table:formula="of:=AVEDEV([.J73:.J101])" office:value-type="float" office:value="0.0378121284185489" calcext:value-type="float">
            <text:p>0,0378121284</text:p>
          </table:table-cell>
          <table:table-cell table:number-columns-repeated="4"/>
          <table:table-cell table:formula="of:=AVEDEV([.O73:.O101])" office:value-type="float" office:value="0.0141736028537455" calcext:value-type="float">
            <text:p>0,0141736029</text:p>
          </table:table-cell>
          <table:table-cell table:formula="of:=AVEDEV([.P73:.P101])" office:value-type="float" office:value="0.0234720570749107" calcext:value-type="float">
            <text:p>0,0234720571</text:p>
          </table:table-cell>
          <table:table-cell table:formula="of:=AVEDEV([.Q73:.Q101])" office:value-type="float" office:value="0.0349821640903685" calcext:value-type="float">
            <text:p>0,0349821641</text:p>
          </table:table-cell>
          <table:table-cell table:number-columns-repeated="4"/>
          <table:table-cell table:formula="of:=AVEDEV([.V73:.V101])" office:value-type="float" office:value="0.0110820451843044" calcext:value-type="float">
            <text:p>0,0110820452</text:p>
          </table:table-cell>
          <table:table-cell table:formula="of:=AVEDEV([.W73:.W101])" office:value-type="float" office:value="0.0270392390011891" calcext:value-type="float">
            <text:p>0,027039239</text:p>
          </table:table-cell>
          <table:table-cell table:formula="of:=AVEDEV([.X73:.X101])" office:value-type="float" office:value="0.0360047562425684" calcext:value-type="float">
            <text:p>0,0360047562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 table:number-columns-spanned="7" table:number-rows-spanned="1">
            <text:p>20.55.2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30.70.4A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30.75.3A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30.80.2A</text:p>
          </table:table-cell>
          <table:covered-table-cell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7758" calcext:value-type="float">
            <text:p>7758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6203" calcext:value-type="float">
            <text:p>6203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table:style-name="ce6" office:value-type="float" office:value="639" calcext:value-type="float">
            <text:p>639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4784" calcext:value-type="float">
            <text:p>4784</text:p>
          </table:table-cell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17841" calcext:value-type="float">
            <text:p>17841</text:p>
          </table:table-cell>
          <table:table-cell table:number-columns-repeated="996"/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21.9" calcext:value-type="float">
            <text:p>21,9</text:p>
          </table:table-cell>
          <table:table-cell table:formula="of:=([.A108]+[.B108])" office:value-type="float" office:value="23.29" calcext:value-type="float">
            <text:p>23,29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6.21" calcext:value-type="float">
            <text:p>6,21</text:p>
          </table:table-cell>
          <table:table-cell office:value-type="float" office:value="50.59" calcext:value-type="float">
            <text:p>50,59</text:p>
          </table:table-cell>
          <table:table-cell table:formula="of:=([.H108]+[.I108])" office:value-type="float" office:value="56.8" calcext:value-type="float">
            <text:p>56,8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office:value-type="float" office:value="26.69" calcext:value-type="float">
            <text:p>26,69</text:p>
          </table:table-cell>
          <table:table-cell table:formula="of:=([.O108]+[.P108])" office:value-type="float" office:value="30.53" calcext:value-type="float">
            <text:p>30,53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.51" calcext:value-type="float">
            <text:p>3,51</text:p>
          </table:table-cell>
          <table:table-cell office:value-type="float" office:value="83.58" calcext:value-type="float">
            <text:p>83,58</text:p>
          </table:table-cell>
          <table:table-cell table:formula="of:=([.V108]+[.W108])" office:value-type="float" office:value="87.09" calcext:value-type="float">
            <text:p>87,09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607" calcext:value-type="float">
            <text:p>607</text:p>
          </table:table-cell>
          <table:table-cell table:number-columns-repeated="998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5" calcext:value-type="float">
            <text:p>19,5</text:p>
          </table:table-cell>
          <table:table-cell table:formula="of:=([.A109]+[.B109])" office:value-type="float" office:value="20.58" calcext:value-type="float">
            <text:p>20,58</text:p>
          </table:table-cell>
          <table:table-cell table:style-name="ce4" office:value-type="string" calcext:value-type="string">
            <text:p>ROOT</text:p>
          </table:table-cell>
          <table:table-cell office:value-type="float" office:value="94.76" calcext:value-type="float">
            <text:p>94,7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.05" calcext:value-type="float">
            <text:p>6,05</text:p>
          </table:table-cell>
          <table:table-cell office:value-type="float" office:value="47.49" calcext:value-type="float">
            <text:p>47,49</text:p>
          </table:table-cell>
          <table:table-cell table:formula="of:=([.H109]+[.I109])" office:value-type="float" office:value="53.54" calcext:value-type="float">
            <text:p>53,54</text:p>
          </table:table-cell>
          <table:table-cell table:style-name="ce4" office:value-type="string" calcext:value-type="string">
            <text:p>ROOT</text:p>
          </table:table-cell>
          <table:table-cell office:value-type="float" office:value="119.3" calcext:value-type="float">
            <text:p>119,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.89" calcext:value-type="float">
            <text:p>3,89</text:p>
          </table:table-cell>
          <table:table-cell office:value-type="float" office:value="26.7" calcext:value-type="float">
            <text:p>26,7</text:p>
          </table:table-cell>
          <table:table-cell table:formula="of:=([.O109]+[.P109])" office:value-type="float" office:value="30.59" calcext:value-type="float">
            <text:p>30,59</text:p>
          </table:table-cell>
          <table:table-cell table:style-name="ce4" office:value-type="string" calcext:value-type="string">
            <text:p>ROOT</text:p>
          </table:table-cell>
          <table:table-cell office:value-type="float" office:value="109.46" calcext:value-type="float">
            <text:p>109,4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.48" calcext:value-type="float">
            <text:p>3,48</text:p>
          </table:table-cell>
          <table:table-cell office:value-type="float" office:value="75.65" calcext:value-type="float">
            <text:p>75,65</text:p>
          </table:table-cell>
          <table:table-cell table:formula="of:=([.V109]+[.W109])" office:value-type="float" office:value="79.13" calcext:value-type="float">
            <text:p>79,13</text:p>
          </table:table-cell>
          <table:table-cell table:style-name="ce4" office:value-type="string" calcext:value-type="string">
            <text:p>ROOT</text:p>
          </table:table-cell>
          <table:table-cell office:value-type="float" office:value="144.58" calcext:value-type="float">
            <text:p>144,58</text:p>
          </table:table-cell>
          <table:table-cell office:value-type="float" office:value="134" calcext:value-type="float">
            <text:p>134</text:p>
          </table:table-cell>
          <table:table-cell table:number-columns-repeated="997"/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9.57" calcext:value-type="float">
            <text:p>19,57</text:p>
          </table:table-cell>
          <table:table-cell table:formula="of:=([.A110]+[.B110])" office:value-type="float" office:value="20.74" calcext:value-type="float">
            <text:p>20,74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6.12" calcext:value-type="float">
            <text:p>6,12</text:p>
          </table:table-cell>
          <table:table-cell office:value-type="float" office:value="57.56" calcext:value-type="float">
            <text:p>57,56</text:p>
          </table:table-cell>
          <table:table-cell table:formula="of:=([.H110]+[.I110])" office:value-type="float" office:value="63.68" calcext:value-type="float">
            <text:p>63,68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3.8" calcext:value-type="float">
            <text:p>3,8</text:p>
          </table:table-cell>
          <table:table-cell office:value-type="float" office:value="27.05" calcext:value-type="float">
            <text:p>27,05</text:p>
          </table:table-cell>
          <table:table-cell table:formula="of:=([.O110]+[.P110])" office:value-type="float" office:value="30.85" calcext:value-type="float">
            <text:p>30,85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office:value-type="float" office:value="3.57" calcext:value-type="float">
            <text:p>3,57</text:p>
          </table:table-cell>
          <table:table-cell office:value-type="float" office:value="91.34" calcext:value-type="float">
            <text:p>91,34</text:p>
          </table:table-cell>
          <table:table-cell table:formula="of:=([.V110]+[.W110])" office:value-type="float" office:value="94.91" calcext:value-type="float">
            <text:p>94,91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13" calcext:value-type="float">
            <text:p>19,13</text:p>
          </table:table-cell>
          <table:table-cell table:formula="of:=([.A111]+[.B111])" office:value-type="float" office:value="20.21" calcext:value-type="float">
            <text:p>20,21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6.09" calcext:value-type="float">
            <text:p>6,09</text:p>
          </table:table-cell>
          <table:table-cell office:value-type="float" office:value="53.56" calcext:value-type="float">
            <text:p>53,56</text:p>
          </table:table-cell>
          <table:table-cell table:formula="of:=([.H111]+[.I111])" office:value-type="float" office:value="59.65" calcext:value-type="float">
            <text:p>59,65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3.95" calcext:value-type="float">
            <text:p>3,95</text:p>
          </table:table-cell>
          <table:table-cell office:value-type="float" office:value="26.63" calcext:value-type="float">
            <text:p>26,63</text:p>
          </table:table-cell>
          <table:table-cell table:formula="of:=([.O111]+[.P111])" office:value-type="float" office:value="30.58" calcext:value-type="float">
            <text:p>30,58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3.48" calcext:value-type="float">
            <text:p>3,48</text:p>
          </table:table-cell>
          <table:table-cell office:value-type="float" office:value="89.58" calcext:value-type="float">
            <text:p>89,58</text:p>
          </table:table-cell>
          <table:table-cell table:formula="of:=([.V111]+[.W111])" office:value-type="float" office:value="93.06" calcext:value-type="float">
            <text:p>93,06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11" calcext:value-type="float">
            <text:p>19,11</text:p>
          </table:table-cell>
          <table:table-cell table:formula="of:=([.A112]+[.B112])" office:value-type="float" office:value="20.19" calcext:value-type="float">
            <text:p>20,19</text:p>
          </table:table-cell>
          <table:table-cell table:style-name="ce6" office:value-type="float" office:value="2460" calcext:value-type="float">
            <text:p>2460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249561" calcext:value-type="float">
            <text:p>249561</text:p>
          </table:table-cell>
          <table:table-cell table:style-name="ce6" office:value-type="float" office:value="2200" calcext:value-type="float">
            <text:p>2200</text:p>
          </table:table-cell>
          <table:table-cell office:value-type="float" office:value="9.48" calcext:value-type="float">
            <text:p>9,48</text:p>
          </table:table-cell>
          <table:table-cell office:value-type="float" office:value="55.79" calcext:value-type="float">
            <text:p>55,79</text:p>
          </table:table-cell>
          <table:table-cell table:formula="of:=([.H112]+[.I112])" office:value-type="float" office:value="65.27" calcext:value-type="float">
            <text:p>65,27</text:p>
          </table:table-cell>
          <table:table-cell table:style-name="ce6" office:value-type="float" office:value="8740" calcext:value-type="float">
            <text:p>8740</text:p>
          </table:table-cell>
          <table:table-cell table:style-name="ce6" office:value-type="float" office:value="8400" calcext:value-type="float">
            <text:p>8400</text:p>
          </table:table-cell>
          <table:table-cell office:value-type="float" office:value="1322657" calcext:value-type="float">
            <text:p>1322657</text:p>
          </table:table-cell>
          <table:table-cell table:style-name="ce6" office:value-type="float" office:value="8400" calcext:value-type="float">
            <text:p>8400</text:p>
          </table:table-cell>
          <table:table-cell office:value-type="float" office:value="3.85" calcext:value-type="float">
            <text:p>3,85</text:p>
          </table:table-cell>
          <table:table-cell office:value-type="float" office:value="26.48" calcext:value-type="float">
            <text:p>26,48</text:p>
          </table:table-cell>
          <table:table-cell table:formula="of:=([.O112]+[.P112])" office:value-type="float" office:value="30.33" calcext:value-type="float">
            <text:p>30,33</text:p>
          </table:table-cell>
          <table:table-cell office:value-type="float" office:value="7110" calcext:value-type="float">
            <text:p>7110</text:p>
          </table:table-cell>
          <table:table-cell table:style-name="ce7" office:value-type="float" office:value="6750" calcext:value-type="float">
            <text:p>6750</text:p>
          </table:table-cell>
          <table:table-cell office:value-type="float" office:value="937701" calcext:value-type="float">
            <text:p>937701</text:p>
          </table:table-cell>
          <table:table-cell office:value-type="float" office:value="6750" calcext:value-type="float">
            <text:p>6750</text:p>
          </table:table-cell>
          <table:table-cell office:value-type="float" office:value="3.49" calcext:value-type="float">
            <text:p>3,49</text:p>
          </table:table-cell>
          <table:table-cell office:value-type="float" office:value="95.32" calcext:value-type="float">
            <text:p>95,32</text:p>
          </table:table-cell>
          <table:table-cell table:formula="of:=([.V112]+[.W112])" office:value-type="float" office:value="98.81" calcext:value-type="float">
            <text:p>98,81</text:p>
          </table:table-cell>
          <table:table-cell table:style-name="ce6" office:value-type="float" office:value="5180" calcext:value-type="float">
            <text:p>5180</text:p>
          </table:table-cell>
          <table:table-cell table:style-name="ce6" office:value-type="float" office:value="4800" calcext:value-type="float">
            <text:p>4800</text:p>
          </table:table-cell>
          <table:table-cell office:value-type="float" office:value="815128" calcext:value-type="float">
            <text:p>815128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996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11" calcext:value-type="float">
            <text:p>19,11</text:p>
          </table:table-cell>
          <table:table-cell table:formula="of:=([.A113]+[.B113])" office:value-type="float" office:value="20.19" calcext:value-type="float">
            <text:p>20,19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6.16" calcext:value-type="float">
            <text:p>6,16</text:p>
          </table:table-cell>
          <table:table-cell office:value-type="float" office:value="60.81" calcext:value-type="float">
            <text:p>60,81</text:p>
          </table:table-cell>
          <table:table-cell table:formula="of:=([.H113]+[.I113])" office:value-type="float" office:value="66.97" calcext:value-type="float">
            <text:p>66,97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3.85" calcext:value-type="float">
            <text:p>3,85</text:p>
          </table:table-cell>
          <table:table-cell office:value-type="float" office:value="27.17" calcext:value-type="float">
            <text:p>27,17</text:p>
          </table:table-cell>
          <table:table-cell table:formula="of:=([.O113]+[.P113])" office:value-type="float" office:value="31.02" calcext:value-type="float">
            <text:p>31,02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office:value-type="float" office:value="3.54" calcext:value-type="float">
            <text:p>3,54</text:p>
          </table:table-cell>
          <table:table-cell office:value-type="float" office:value="92.57" calcext:value-type="float">
            <text:p>92,57</text:p>
          </table:table-cell>
          <table:table-cell table:formula="of:=([.V113]+[.W113])" office:value-type="float" office:value="96.11" calcext:value-type="float">
            <text:p>96,11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table:number-columns-repeated="996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16" calcext:value-type="float">
            <text:p>19,16</text:p>
          </table:table-cell>
          <table:table-cell table:formula="of:=([.A114]+[.B114])" office:value-type="float" office:value="20.24" calcext:value-type="float">
            <text:p>20,24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6.09" calcext:value-type="float">
            <text:p>6,09</text:p>
          </table:table-cell>
          <table:table-cell office:value-type="float" office:value="54.03" calcext:value-type="float">
            <text:p>54,03</text:p>
          </table:table-cell>
          <table:table-cell table:formula="of:=([.H114]+[.I114])" office:value-type="float" office:value="60.12" calcext:value-type="float">
            <text:p>60,12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6.75" calcext:value-type="float">
            <text:p>6,75</text:p>
          </table:table-cell>
          <table:table-cell office:value-type="float" office:value="29.39" calcext:value-type="float">
            <text:p>29,39</text:p>
          </table:table-cell>
          <table:table-cell table:formula="of:=([.O114]+[.P114])" office:value-type="float" office:value="36.14" calcext:value-type="float">
            <text:p>36,14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office:value-type="float" office:value="3.48" calcext:value-type="float">
            <text:p>3,48</text:p>
          </table:table-cell>
          <table:table-cell office:value-type="float" office:value="89.01" calcext:value-type="float">
            <text:p>89,01</text:p>
          </table:table-cell>
          <table:table-cell table:formula="of:=([.V114]+[.W114])" office:value-type="float" office:value="92.49" calcext:value-type="float">
            <text:p>92,49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996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27.18" calcext:value-type="float">
            <text:p>27,18</text:p>
          </table:table-cell>
          <table:table-cell table:formula="of:=([.A115]+[.B115])" office:value-type="float" office:value="28.25" calcext:value-type="float">
            <text:p>28,25</text:p>
          </table:table-cell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1840" calcext:value-type="float">
            <text:p>1840</text:p>
          </table:table-cell>
          <table:table-cell table:style-name="ce6" office:value-type="float" office:value="198705" calcext:value-type="float">
            <text:p>198705</text:p>
          </table:table-cell>
          <table:table-cell table:style-name="ce6" office:value-type="float" office:value="1840" calcext:value-type="float">
            <text:p>1840</text:p>
          </table:table-cell>
          <table:table-cell office:value-type="float" office:value="6.07" calcext:value-type="float">
            <text:p>6,07</text:p>
          </table:table-cell>
          <table:table-cell office:value-type="float" office:value="54.16" calcext:value-type="float">
            <text:p>54,16</text:p>
          </table:table-cell>
          <table:table-cell table:formula="of:=([.H115]+[.I115])" office:value-type="float" office:value="60.23" calcext:value-type="float">
            <text:p>60,23</text:p>
          </table:table-cell>
          <table:table-cell table:style-name="ce6" office:value-type="float" office:value="6836" calcext:value-type="float">
            <text:p>6836</text:p>
          </table:table-cell>
          <table:table-cell table:style-name="ce6" office:value-type="float" office:value="6692" calcext:value-type="float">
            <text:p>6692</text:p>
          </table:table-cell>
          <table:table-cell table:style-name="ce6" office:value-type="float" office:value="1015312" calcext:value-type="float">
            <text:p>1015312</text:p>
          </table:table-cell>
          <table:table-cell table:style-name="ce6" office:value-type="float" office:value="6692" calcext:value-type="float">
            <text:p>6692</text:p>
          </table:table-cell>
          <table:table-cell office:value-type="float" office:value="3.8" calcext:value-type="float">
            <text:p>3,8</text:p>
          </table:table-cell>
          <table:table-cell office:value-type="float" office:value="26.33" calcext:value-type="float">
            <text:p>26,33</text:p>
          </table:table-cell>
          <table:table-cell table:formula="of:=([.O115]+[.P115])" office:value-type="float" office:value="30.13" calcext:value-type="float">
            <text:p>30,13</text:p>
          </table:table-cell>
          <table:table-cell table:style-name="ce6" office:value-type="float" office:value="5555" calcext:value-type="float">
            <text:p>5555</text:p>
          </table:table-cell>
          <table:table-cell table:style-name="ce6" office:value-type="float" office:value="5379" calcext:value-type="float">
            <text:p>5379</text:p>
          </table:table-cell>
          <table:table-cell table:style-name="ce6" office:value-type="float" office:value="723756" calcext:value-type="float">
            <text:p>723756</text:p>
          </table:table-cell>
          <table:table-cell table:style-name="ce6" office:value-type="float" office:value="5379" calcext:value-type="float">
            <text:p>5379</text:p>
          </table:table-cell>
          <table:table-cell office:value-type="float" office:value="3.51" calcext:value-type="float">
            <text:p>3,51</text:p>
          </table:table-cell>
          <table:table-cell office:value-type="float" office:value="96.35" calcext:value-type="float">
            <text:p>96,35</text:p>
          </table:table-cell>
          <table:table-cell table:formula="of:=([.V115]+[.W115])" office:value-type="float" office:value="99.86" calcext:value-type="float">
            <text:p>99,86</text:p>
          </table:table-cell>
          <table:table-cell table:style-name="ce6" office:value-type="float" office:value="4164" calcext:value-type="float">
            <text:p>4164</text:p>
          </table:table-cell>
          <table:table-cell table:style-name="ce6" office:value-type="float" office:value="3946" calcext:value-type="float">
            <text:p>3946</text:p>
          </table:table-cell>
          <table:table-cell table:style-name="ce8" office:value-type="float" office:value="647791" calcext:value-type="float">
            <text:p>647791</text:p>
          </table:table-cell>
          <table:table-cell table:style-name="ce6" office:value-type="float" office:value="3946" calcext:value-type="float">
            <text:p>3946</text:p>
          </table:table-cell>
          <table:table-cell table:number-columns-repeated="996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8.78" calcext:value-type="float">
            <text:p>18,78</text:p>
          </table:table-cell>
          <table:table-cell table:formula="of:=([.A116]+[.B116])" office:value-type="float" office:value="19.83" calcext:value-type="float">
            <text:p>19,83</text:p>
          </table:table-cell>
          <table:table-cell table:number-columns-repeated="4"/>
          <table:table-cell office:value-type="float" office:value="6.05" calcext:value-type="float">
            <text:p>6,05</text:p>
          </table:table-cell>
          <table:table-cell office:value-type="float" office:value="50.29" calcext:value-type="float">
            <text:p>50,29</text:p>
          </table:table-cell>
          <table:table-cell table:formula="of:=([.H116]+[.I116])" office:value-type="float" office:value="56.34" calcext:value-type="float">
            <text:p>56,34</text:p>
          </table:table-cell>
          <table:table-cell table:number-columns-repeated="4"/>
          <table:table-cell office:value-type="float" office:value="3.85" calcext:value-type="float">
            <text:p>3,85</text:p>
          </table:table-cell>
          <table:table-cell office:value-type="float" office:value="26.41" calcext:value-type="float">
            <text:p>26,41</text:p>
          </table:table-cell>
          <table:table-cell table:formula="of:=([.O116]+[.P116])" office:value-type="float" office:value="30.26" calcext:value-type="float">
            <text:p>30,26</text:p>
          </table:table-cell>
          <table:table-cell table:number-columns-repeated="4"/>
          <table:table-cell office:value-type="float" office:value="3.58" calcext:value-type="float">
            <text:p>3,58</text:p>
          </table:table-cell>
          <table:table-cell office:value-type="float" office:value="69.03" calcext:value-type="float">
            <text:p>69,03</text:p>
          </table:table-cell>
          <table:table-cell table:formula="of:=([.V116]+[.W116])" office:value-type="float" office:value="72.61" calcext:value-type="float">
            <text:p>72,61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9.05" calcext:value-type="float">
            <text:p>19,05</text:p>
          </table:table-cell>
          <table:table-cell table:formula="of:=([.A117]+[.B117])" office:value-type="float" office:value="20.13" calcext:value-type="float">
            <text:p>20,13</text:p>
          </table:table-cell>
          <table:table-cell table:number-columns-repeated="4"/>
          <table:table-cell office:value-type="float" office:value="6.21" calcext:value-type="float">
            <text:p>6,21</text:p>
          </table:table-cell>
          <table:table-cell office:value-type="float" office:value="51.4" calcext:value-type="float">
            <text:p>51,4</text:p>
          </table:table-cell>
          <table:table-cell table:formula="of:=([.H117]+[.I117])" office:value-type="float" office:value="57.61" calcext:value-type="float">
            <text:p>57,61</text:p>
          </table:table-cell>
          <table:table-cell table:number-columns-repeated="4"/>
          <table:table-cell office:value-type="float" office:value="3.78" calcext:value-type="float">
            <text:p>3,78</text:p>
          </table:table-cell>
          <table:table-cell office:value-type="float" office:value="26.39" calcext:value-type="float">
            <text:p>26,39</text:p>
          </table:table-cell>
          <table:table-cell table:formula="of:=([.O117]+[.P117])" office:value-type="float" office:value="30.17" calcext:value-type="float">
            <text:p>30,17</text:p>
          </table:table-cell>
          <table:table-cell table:number-columns-repeated="4"/>
          <table:table-cell office:value-type="float" office:value="3.69" calcext:value-type="float">
            <text:p>3,69</text:p>
          </table:table-cell>
          <table:table-cell office:value-type="float" office:value="85.8" calcext:value-type="float">
            <text:p>85,8</text:p>
          </table:table-cell>
          <table:table-cell table:formula="of:=([.V117]+[.W117])" office:value-type="float" office:value="89.49" calcext:value-type="float">
            <text:p>89,49</text:p>
          </table:table-cell>
          <table:table-cell table:number-columns-repeated="1000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20.47" calcext:value-type="float">
            <text:p>20,47</text:p>
          </table:table-cell>
          <table:table-cell table:formula="of:=([.A118]+[.B118])" office:value-type="float" office:value="21.53" calcext:value-type="float">
            <text:p>21,53</text:p>
          </table:table-cell>
          <table:table-cell table:number-columns-repeated="4"/>
          <table:table-cell office:value-type="float" office:value="10.97" calcext:value-type="float">
            <text:p>10,97</text:p>
          </table:table-cell>
          <table:table-cell office:value-type="float" office:value="60.07" calcext:value-type="float">
            <text:p>60,07</text:p>
          </table:table-cell>
          <table:table-cell table:formula="of:=([.H118]+[.I118])" office:value-type="float" office:value="71.04" calcext:value-type="float">
            <text:p>71,04</text:p>
          </table:table-cell>
          <table:table-cell table:number-columns-repeated="4"/>
          <table:table-cell office:value-type="float" office:value="3.84" calcext:value-type="float">
            <text:p>3,84</text:p>
          </table:table-cell>
          <table:table-cell office:value-type="float" office:value="26.38" calcext:value-type="float">
            <text:p>26,38</text:p>
          </table:table-cell>
          <table:table-cell table:formula="of:=([.O118]+[.P118])" office:value-type="float" office:value="30.22" calcext:value-type="float">
            <text:p>30,22</text:p>
          </table:table-cell>
          <table:table-cell table:number-columns-repeated="4"/>
          <table:table-cell office:value-type="float" office:value="3.51" calcext:value-type="float">
            <text:p>3,51</text:p>
          </table:table-cell>
          <table:table-cell office:value-type="float" office:value="88.34" calcext:value-type="float">
            <text:p>88,34</text:p>
          </table:table-cell>
          <table:table-cell table:formula="of:=([.V118]+[.W118])" office:value-type="float" office:value="91.85" calcext:value-type="float">
            <text:p>91,85</text:p>
          </table:table-cell>
          <table:table-cell table:number-columns-repeated="1000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31.64" calcext:value-type="float">
            <text:p>31,64</text:p>
          </table:table-cell>
          <table:table-cell table:formula="of:=([.A119]+[.B119])" office:value-type="float" office:value="33.59" calcext:value-type="float">
            <text:p>33,59</text:p>
          </table:table-cell>
          <table:table-cell table:number-columns-repeated="4"/>
          <table:table-cell office:value-type="float" office:value="10.98" calcext:value-type="float">
            <text:p>10,98</text:p>
          </table:table-cell>
          <table:table-cell office:value-type="float" office:value="61.23" calcext:value-type="float">
            <text:p>61,23</text:p>
          </table:table-cell>
          <table:table-cell table:formula="of:=([.H119]+[.I119])" office:value-type="float" office:value="72.21" calcext:value-type="float">
            <text:p>72,21</text:p>
          </table:table-cell>
          <table:table-cell table:number-columns-repeated="4"/>
          <table:table-cell office:value-type="float" office:value="3.84" calcext:value-type="float">
            <text:p>3,84</text:p>
          </table:table-cell>
          <table:table-cell office:value-type="float" office:value="33.89" calcext:value-type="float">
            <text:p>33,89</text:p>
          </table:table-cell>
          <table:table-cell table:formula="of:=([.O119]+[.P119])" office:value-type="float" office:value="37.73" calcext:value-type="float">
            <text:p>37,73</text:p>
          </table:table-cell>
          <table:table-cell table:number-columns-repeated="4"/>
          <table:table-cell office:value-type="float" office:value="3.59" calcext:value-type="float">
            <text:p>3,59</text:p>
          </table:table-cell>
          <table:table-cell office:value-type="float" office:value="88.42" calcext:value-type="float">
            <text:p>88,42</text:p>
          </table:table-cell>
          <table:table-cell table:formula="of:=([.V119]+[.W119])" office:value-type="float" office:value="92.01" calcext:value-type="float">
            <text:p>92,01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8.96" calcext:value-type="float">
            <text:p>18,96</text:p>
          </table:table-cell>
          <table:table-cell table:formula="of:=([.A120]+[.B120])" office:value-type="float" office:value="20.04" calcext:value-type="float">
            <text:p>20,04</text:p>
          </table:table-cell>
          <table:table-cell table:number-columns-repeated="4"/>
          <table:table-cell office:value-type="float" office:value="6.09" calcext:value-type="float">
            <text:p>6,09</text:p>
          </table:table-cell>
          <table:table-cell office:value-type="float" office:value="55.76" calcext:value-type="float">
            <text:p>55,76</text:p>
          </table:table-cell>
          <table:table-cell table:formula="of:=([.H120]+[.I120])" office:value-type="float" office:value="61.85" calcext:value-type="float">
            <text:p>61,85</text:p>
          </table:table-cell>
          <table:table-cell table:number-columns-repeated="4"/>
          <table:table-cell office:value-type="float" office:value="3.84" calcext:value-type="float">
            <text:p>3,84</text:p>
          </table:table-cell>
          <table:table-cell office:value-type="float" office:value="26.5" calcext:value-type="float">
            <text:p>26,5</text:p>
          </table:table-cell>
          <table:table-cell table:formula="of:=([.O120]+[.P120])" office:value-type="float" office:value="30.34" calcext:value-type="float">
            <text:p>30,34</text:p>
          </table:table-cell>
          <table:table-cell table:number-columns-repeated="4"/>
          <table:table-cell office:value-type="float" office:value="3.53" calcext:value-type="float">
            <text:p>3,53</text:p>
          </table:table-cell>
          <table:table-cell office:value-type="float" office:value="86.54" calcext:value-type="float">
            <text:p>86,54</text:p>
          </table:table-cell>
          <table:table-cell table:formula="of:=([.V120]+[.W120])" office:value-type="float" office:value="90.07" calcext:value-type="float">
            <text:p>90,07</text:p>
          </table:table-cell>
          <table:table-cell table:number-columns-repeated="1000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9.05" calcext:value-type="float">
            <text:p>19,05</text:p>
          </table:table-cell>
          <table:table-cell table:formula="of:=([.A121]+[.B121])" office:value-type="float" office:value="20.11" calcext:value-type="float">
            <text:p>20,11</text:p>
          </table:table-cell>
          <table:table-cell table:number-columns-repeated="4"/>
          <table:table-cell office:value-type="float" office:value="7.79" calcext:value-type="float">
            <text:p>7,79</text:p>
          </table:table-cell>
          <table:table-cell office:value-type="float" office:value="55.26" calcext:value-type="float">
            <text:p>55,26</text:p>
          </table:table-cell>
          <table:table-cell table:formula="of:=([.H121]+[.I121])" office:value-type="float" office:value="63.05" calcext:value-type="float">
            <text:p>63,05</text:p>
          </table:table-cell>
          <table:table-cell table:number-columns-repeated="4"/>
          <table:table-cell office:value-type="float" office:value="3.88" calcext:value-type="float">
            <text:p>3,88</text:p>
          </table:table-cell>
          <table:table-cell office:value-type="float" office:value="35.55" calcext:value-type="float">
            <text:p>35,55</text:p>
          </table:table-cell>
          <table:table-cell table:formula="of:=([.O121]+[.P121])" office:value-type="float" office:value="39.43" calcext:value-type="float">
            <text:p>39,43</text:p>
          </table:table-cell>
          <table:table-cell table:number-columns-repeated="4"/>
          <table:table-cell office:value-type="float" office:value="3.48" calcext:value-type="float">
            <text:p>3,48</text:p>
          </table:table-cell>
          <table:table-cell office:value-type="float" office:value="84.24" calcext:value-type="float">
            <text:p>84,24</text:p>
          </table:table-cell>
          <table:table-cell table:formula="of:=([.V121]+[.W121])" office:value-type="float" office:value="87.72" calcext:value-type="float">
            <text:p>87,72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20.25" calcext:value-type="float">
            <text:p>20,25</text:p>
          </table:table-cell>
          <table:table-cell table:formula="of:=([.A122]+[.B122])" office:value-type="float" office:value="21.32" calcext:value-type="float">
            <text:p>21,32</text:p>
          </table:table-cell>
          <table:table-cell table:number-columns-repeated="4"/>
          <table:table-cell office:value-type="float" office:value="10.84" calcext:value-type="float">
            <text:p>10,84</text:p>
          </table:table-cell>
          <table:table-cell office:value-type="float" office:value="58.39" calcext:value-type="float">
            <text:p>58,39</text:p>
          </table:table-cell>
          <table:table-cell table:formula="of:=([.H122]+[.I122])" office:value-type="float" office:value="69.23" calcext:value-type="float">
            <text:p>69,23</text:p>
          </table:table-cell>
          <table:table-cell table:number-columns-repeated="4"/>
          <table:table-cell office:value-type="float" office:value="3.79" calcext:value-type="float">
            <text:p>3,79</text:p>
          </table:table-cell>
          <table:table-cell office:value-type="float" office:value="26.37" calcext:value-type="float">
            <text:p>26,37</text:p>
          </table:table-cell>
          <table:table-cell table:formula="of:=([.O122]+[.P122])" office:value-type="float" office:value="30.16" calcext:value-type="float">
            <text:p>30,16</text:p>
          </table:table-cell>
          <table:table-cell table:number-columns-repeated="4"/>
          <table:table-cell office:value-type="float" office:value="3.63" calcext:value-type="float">
            <text:p>3,63</text:p>
          </table:table-cell>
          <table:table-cell office:value-type="float" office:value="89.5" calcext:value-type="float">
            <text:p>89,5</text:p>
          </table:table-cell>
          <table:table-cell table:formula="of:=([.V122]+[.W122])" office:value-type="float" office:value="93.13" calcext:value-type="float">
            <text:p>93,13</text:p>
          </table:table-cell>
          <table:table-cell table:number-columns-repeated="1000"/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32.17" calcext:value-type="float">
            <text:p>32,17</text:p>
          </table:table-cell>
          <table:table-cell table:formula="of:=([.A123]+[.B123])" office:value-type="float" office:value="34.15" calcext:value-type="float">
            <text:p>34,15</text:p>
          </table:table-cell>
          <table:table-cell table:number-columns-repeated="4"/>
          <table:table-cell office:value-type="float" office:value="6.46" calcext:value-type="float">
            <text:p>6,46</text:p>
          </table:table-cell>
          <table:table-cell office:value-type="float" office:value="63.95" calcext:value-type="float">
            <text:p>63,95</text:p>
          </table:table-cell>
          <table:table-cell table:formula="of:=([.H123]+[.I123])" office:value-type="float" office:value="70.41" calcext:value-type="float">
            <text:p>70,41</text:p>
          </table:table-cell>
          <table:table-cell table:number-columns-repeated="4"/>
          <table:table-cell office:value-type="float" office:value="3.78" calcext:value-type="float">
            <text:p>3,78</text:p>
          </table:table-cell>
          <table:table-cell office:value-type="float" office:value="26.49" calcext:value-type="float">
            <text:p>26,49</text:p>
          </table:table-cell>
          <table:table-cell table:formula="of:=([.O123]+[.P123])" office:value-type="float" office:value="30.27" calcext:value-type="float">
            <text:p>30,27</text:p>
          </table:table-cell>
          <table:table-cell table:number-columns-repeated="4"/>
          <table:table-cell office:value-type="float" office:value="3.61" calcext:value-type="float">
            <text:p>3,61</text:p>
          </table:table-cell>
          <table:table-cell office:value-type="float" office:value="85.48" calcext:value-type="float">
            <text:p>85,48</text:p>
          </table:table-cell>
          <table:table-cell table:formula="of:=([.V123]+[.W123])" office:value-type="float" office:value="89.09" calcext:value-type="float">
            <text:p>89,09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8.9" calcext:value-type="float">
            <text:p>18,9</text:p>
          </table:table-cell>
          <table:table-cell table:formula="of:=([.A124]+[.B124])" office:value-type="float" office:value="19.99" calcext:value-type="float">
            <text:p>19,99</text:p>
          </table:table-cell>
          <table:table-cell table:number-columns-repeated="4"/>
          <table:table-cell office:value-type="float" office:value="6.02" calcext:value-type="float">
            <text:p>6,02</text:p>
          </table:table-cell>
          <table:table-cell office:value-type="float" office:value="59.76" calcext:value-type="float">
            <text:p>59,76</text:p>
          </table:table-cell>
          <table:table-cell table:formula="of:=([.H124]+[.I124])" office:value-type="float" office:value="65.78" calcext:value-type="float">
            <text:p>65,78</text:p>
          </table:table-cell>
          <table:table-cell table:number-columns-repeated="4"/>
          <table:table-cell office:value-type="float" office:value="3.86" calcext:value-type="float">
            <text:p>3,86</text:p>
          </table:table-cell>
          <table:table-cell office:value-type="float" office:value="37.12" calcext:value-type="float">
            <text:p>37,12</text:p>
          </table:table-cell>
          <table:table-cell table:formula="of:=([.O124]+[.P124])" office:value-type="float" office:value="40.98" calcext:value-type="float">
            <text:p>40,98</text:p>
          </table:table-cell>
          <table:table-cell table:number-columns-repeated="4"/>
          <table:table-cell office:value-type="float" office:value="3.44" calcext:value-type="float">
            <text:p>3,44</text:p>
          </table:table-cell>
          <table:table-cell office:value-type="float" office:value="87.67" calcext:value-type="float">
            <text:p>87,67</text:p>
          </table:table-cell>
          <table:table-cell table:formula="of:=([.V124]+[.W124])" office:value-type="float" office:value="91.11" calcext:value-type="float">
            <text:p>91,11</text:p>
          </table:table-cell>
          <table:table-cell table:number-columns-repeated="1000"/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21.46" calcext:value-type="float">
            <text:p>21,46</text:p>
          </table:table-cell>
          <table:table-cell table:formula="of:=([.A125]+[.B125])" office:value-type="float" office:value="22.72" calcext:value-type="float">
            <text:p>22,72</text:p>
          </table:table-cell>
          <table:table-cell table:number-columns-repeated="4"/>
          <table:table-cell office:value-type="float" office:value="6.11" calcext:value-type="float">
            <text:p>6,11</text:p>
          </table:table-cell>
          <table:table-cell office:value-type="float" office:value="54.76" calcext:value-type="float">
            <text:p>54,76</text:p>
          </table:table-cell>
          <table:table-cell table:formula="of:=([.H125]+[.I125])" office:value-type="float" office:value="60.87" calcext:value-type="float">
            <text:p>60,87</text:p>
          </table:table-cell>
          <table:table-cell table:number-columns-repeated="4"/>
          <table:table-cell office:value-type="float" office:value="3.78" calcext:value-type="float">
            <text:p>3,78</text:p>
          </table:table-cell>
          <table:table-cell office:value-type="float" office:value="26.44" calcext:value-type="float">
            <text:p>26,44</text:p>
          </table:table-cell>
          <table:table-cell table:formula="of:=([.O125]+[.P125])" office:value-type="float" office:value="30.22" calcext:value-type="float">
            <text:p>30,22</text:p>
          </table:table-cell>
          <table:table-cell table:number-columns-repeated="4"/>
          <table:table-cell office:value-type="float" office:value="3.49" calcext:value-type="float">
            <text:p>3,49</text:p>
          </table:table-cell>
          <table:table-cell office:value-type="float" office:value="87.3" calcext:value-type="float">
            <text:p>87,3</text:p>
          </table:table-cell>
          <table:table-cell table:formula="of:=([.V125]+[.W125])" office:value-type="float" office:value="90.79" calcext:value-type="float">
            <text:p>90,79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8.87" calcext:value-type="float">
            <text:p>18,87</text:p>
          </table:table-cell>
          <table:table-cell table:formula="of:=([.A126]+[.B126])" office:value-type="float" office:value="19.94" calcext:value-type="float">
            <text:p>19,94</text:p>
          </table:table-cell>
          <table:table-cell table:number-columns-repeated="4"/>
          <table:table-cell office:value-type="float" office:value="6.04" calcext:value-type="float">
            <text:p>6,04</text:p>
          </table:table-cell>
          <table:table-cell office:value-type="float" office:value="54.4" calcext:value-type="float">
            <text:p>54,4</text:p>
          </table:table-cell>
          <table:table-cell table:formula="of:=([.H126]+[.I126])" office:value-type="float" office:value="60.44" calcext:value-type="float">
            <text:p>60,44</text:p>
          </table:table-cell>
          <table:table-cell table:number-columns-repeated="4"/>
          <table:table-cell office:value-type="float" office:value="3.86" calcext:value-type="float">
            <text:p>3,86</text:p>
          </table:table-cell>
          <table:table-cell office:value-type="float" office:value="26.5" calcext:value-type="float">
            <text:p>26,5</text:p>
          </table:table-cell>
          <table:table-cell table:formula="of:=([.O126]+[.P126])" office:value-type="float" office:value="30.36" calcext:value-type="float">
            <text:p>30,36</text:p>
          </table:table-cell>
          <table:table-cell table:number-columns-repeated="4"/>
          <table:table-cell office:value-type="float" office:value="3.67" calcext:value-type="float">
            <text:p>3,67</text:p>
          </table:table-cell>
          <table:table-cell office:value-type="float" office:value="101.22" calcext:value-type="float">
            <text:p>101,22</text:p>
          </table:table-cell>
          <table:table-cell table:formula="of:=([.V126]+[.W126])" office:value-type="float" office:value="104.89" calcext:value-type="float">
            <text:p>104,89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8.82" calcext:value-type="float">
            <text:p>18,82</text:p>
          </table:table-cell>
          <table:table-cell table:formula="of:=([.A127]+[.B127])" office:value-type="float" office:value="19.91" calcext:value-type="float">
            <text:p>19,91</text:p>
          </table:table-cell>
          <table:table-cell table:number-columns-repeated="4"/>
          <table:table-cell office:value-type="float" office:value="9.82" calcext:value-type="float">
            <text:p>9,82</text:p>
          </table:table-cell>
          <table:table-cell office:value-type="float" office:value="64.06" calcext:value-type="float">
            <text:p>64,06</text:p>
          </table:table-cell>
          <table:table-cell table:formula="of:=([.H127]+[.I127])" office:value-type="float" office:value="73.88" calcext:value-type="float">
            <text:p>73,88</text:p>
          </table:table-cell>
          <table:table-cell table:number-columns-repeated="4"/>
          <table:table-cell office:value-type="float" office:value="4.04" calcext:value-type="float">
            <text:p>4,04</text:p>
          </table:table-cell>
          <table:table-cell office:value-type="float" office:value="32.43" calcext:value-type="float">
            <text:p>32,43</text:p>
          </table:table-cell>
          <table:table-cell table:formula="of:=([.O127]+[.P127])" office:value-type="float" office:value="36.47" calcext:value-type="float">
            <text:p>36,47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float" office:value="91.09" calcext:value-type="float">
            <text:p>91,09</text:p>
          </table:table-cell>
          <table:table-cell table:formula="of:=([.V127]+[.W127])" office:value-type="float" office:value="94.69" calcext:value-type="float">
            <text:p>94,69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23.94" calcext:value-type="float">
            <text:p>23,94</text:p>
          </table:table-cell>
          <table:table-cell table:formula="of:=([.A128]+[.B128])" office:value-type="float" office:value="25.01" calcext:value-type="float">
            <text:p>25,01</text:p>
          </table:table-cell>
          <table:table-cell table:number-columns-repeated="4"/>
          <table:table-cell office:value-type="float" office:value="6.02" calcext:value-type="float">
            <text:p>6,02</text:p>
          </table:table-cell>
          <table:table-cell office:value-type="float" office:value="51.68" calcext:value-type="float">
            <text:p>51,68</text:p>
          </table:table-cell>
          <table:table-cell table:formula="of:=([.H128]+[.I128])" office:value-type="float" office:value="57.7" calcext:value-type="float">
            <text:p>57,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4.27" calcext:value-type="float">
            <text:p>44,27</text:p>
          </table:table-cell>
          <table:table-cell table:formula="of:=([.O128]+[.P128])" office:value-type="float" office:value="51.27" calcext:value-type="float">
            <text:p>51,27</text:p>
          </table:table-cell>
          <table:table-cell table:number-columns-repeated="4"/>
          <table:table-cell office:value-type="float" office:value="3.56" calcext:value-type="float">
            <text:p>3,56</text:p>
          </table:table-cell>
          <table:table-cell office:value-type="float" office:value="89.24" calcext:value-type="float">
            <text:p>89,24</text:p>
          </table:table-cell>
          <table:table-cell table:formula="of:=([.V128]+[.W128])" office:value-type="float" office:value="92.8" calcext:value-type="float">
            <text:p>92,8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8.83" calcext:value-type="float">
            <text:p>18,83</text:p>
          </table:table-cell>
          <table:table-cell table:formula="of:=([.A129]+[.B129])" office:value-type="float" office:value="19.91" calcext:value-type="float">
            <text:p>19,9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3.63" calcext:value-type="float">
            <text:p>53,63</text:p>
          </table:table-cell>
          <table:table-cell table:formula="of:=([.H129]+[.I129])" office:value-type="float" office:value="59.63" calcext:value-type="float">
            <text:p>59,63</text:p>
          </table:table-cell>
          <table:table-cell table:number-columns-repeated="4"/>
          <table:table-cell office:value-type="float" office:value="4.04" calcext:value-type="float">
            <text:p>4,04</text:p>
          </table:table-cell>
          <table:table-cell office:value-type="float" office:value="26.76" calcext:value-type="float">
            <text:p>26,76</text:p>
          </table:table-cell>
          <table:table-cell table:formula="of:=([.O129]+[.P129])" office:value-type="float" office:value="30.8" calcext:value-type="float">
            <text:p>30,8</text:p>
          </table:table-cell>
          <table:table-cell table:number-columns-repeated="4"/>
          <table:table-cell office:value-type="float" office:value="3.58" calcext:value-type="float">
            <text:p>3,58</text:p>
          </table:table-cell>
          <table:table-cell office:value-type="float" office:value="94.57" calcext:value-type="float">
            <text:p>94,57</text:p>
          </table:table-cell>
          <table:table-cell table:formula="of:=([.V129]+[.W129])" office:value-type="float" office:value="98.15" calcext:value-type="float">
            <text:p>98,15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26.43" calcext:value-type="float">
            <text:p>26,43</text:p>
          </table:table-cell>
          <table:table-cell table:formula="of:=([.A130]+[.B130])" office:value-type="float" office:value="27.52" calcext:value-type="float">
            <text:p>27,52</text:p>
          </table:table-cell>
          <table:table-cell table:number-columns-repeated="4"/>
          <table:table-cell office:value-type="float" office:value="6.09" calcext:value-type="float">
            <text:p>6,09</text:p>
          </table:table-cell>
          <table:table-cell office:value-type="float" office:value="55.55" calcext:value-type="float">
            <text:p>55,55</text:p>
          </table:table-cell>
          <table:table-cell table:formula="of:=([.H130]+[.I130])" office:value-type="float" office:value="61.64" calcext:value-type="float">
            <text:p>61,64</text:p>
          </table:table-cell>
          <table:table-cell table:number-columns-repeated="4"/>
          <table:table-cell office:value-type="float" office:value="3.94" calcext:value-type="float">
            <text:p>3,94</text:p>
          </table:table-cell>
          <table:table-cell office:value-type="float" office:value="26.45" calcext:value-type="float">
            <text:p>26,45</text:p>
          </table:table-cell>
          <table:table-cell table:formula="of:=([.O130]+[.P130])" office:value-type="float" office:value="30.39" calcext:value-type="float">
            <text:p>30,39</text:p>
          </table:table-cell>
          <table:table-cell table:number-columns-repeated="4"/>
          <table:table-cell office:value-type="float" office:value="3.81" calcext:value-type="float">
            <text:p>3,81</text:p>
          </table:table-cell>
          <table:table-cell office:value-type="float" office:value="90.52" calcext:value-type="float">
            <text:p>90,52</text:p>
          </table:table-cell>
          <table:table-cell table:formula="of:=([.V130]+[.W130])" office:value-type="float" office:value="94.33" calcext:value-type="float">
            <text:p>94,33</text:p>
          </table:table-cell>
          <table:table-cell table:number-columns-repeated="1000"/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9" calcext:value-type="float">
            <text:p>19</text:p>
          </table:table-cell>
          <table:table-cell table:formula="of:=([.A131]+[.B131])" office:value-type="float" office:value="20.11" calcext:value-type="float">
            <text:p>20,11</text:p>
          </table:table-cell>
          <table:table-cell table:number-columns-repeated="4"/>
          <table:table-cell office:value-type="float" office:value="6.2" calcext:value-type="float">
            <text:p>6,2</text:p>
          </table:table-cell>
          <table:table-cell office:value-type="float" office:value="52.34" calcext:value-type="float">
            <text:p>52,34</text:p>
          </table:table-cell>
          <table:table-cell table:formula="of:=([.H131]+[.I131])" office:value-type="float" office:value="58.54" calcext:value-type="float">
            <text:p>58,54</text:p>
          </table:table-cell>
          <table:table-cell table:number-columns-repeated="4"/>
          <table:table-cell office:value-type="float" office:value="3.78" calcext:value-type="float">
            <text:p>3,78</text:p>
          </table:table-cell>
          <table:table-cell office:value-type="float" office:value="31.59" calcext:value-type="float">
            <text:p>31,59</text:p>
          </table:table-cell>
          <table:table-cell table:formula="of:=([.O131]+[.P131])" office:value-type="float" office:value="35.37" calcext:value-type="float">
            <text:p>35,37</text:p>
          </table:table-cell>
          <table:table-cell table:number-columns-repeated="4"/>
          <table:table-cell office:value-type="float" office:value="3.51" calcext:value-type="float">
            <text:p>3,51</text:p>
          </table:table-cell>
          <table:table-cell office:value-type="float" office:value="89.71" calcext:value-type="float">
            <text:p>89,71</text:p>
          </table:table-cell>
          <table:table-cell table:formula="of:=([.V131]+[.W131])" office:value-type="float" office:value="93.22" calcext:value-type="float">
            <text:p>93,22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8.92" calcext:value-type="float">
            <text:p>18,92</text:p>
          </table:table-cell>
          <table:table-cell table:formula="of:=([.A132]+[.B132])" office:value-type="float" office:value="20.01" calcext:value-type="float">
            <text:p>20,01</text:p>
          </table:table-cell>
          <table:table-cell table:number-columns-repeated="4"/>
          <table:table-cell office:value-type="float" office:value="10.96" calcext:value-type="float">
            <text:p>10,96</text:p>
          </table:table-cell>
          <table:table-cell office:value-type="float" office:value="65.35" calcext:value-type="float">
            <text:p>65,35</text:p>
          </table:table-cell>
          <table:table-cell table:formula="of:=([.H132]+[.I132])" office:value-type="float" office:value="76.31" calcext:value-type="float">
            <text:p>76,31</text:p>
          </table:table-cell>
          <table:table-cell table:number-columns-repeated="4"/>
          <table:table-cell office:value-type="float" office:value="3.78" calcext:value-type="float">
            <text:p>3,78</text:p>
          </table:table-cell>
          <table:table-cell office:value-type="float" office:value="34.2" calcext:value-type="float">
            <text:p>34,2</text:p>
          </table:table-cell>
          <table:table-cell table:formula="of:=([.O132]+[.P132])" office:value-type="float" office:value="37.98" calcext:value-type="float">
            <text:p>37,98</text:p>
          </table:table-cell>
          <table:table-cell table:number-columns-repeated="4"/>
          <table:table-cell office:value-type="float" office:value="3.53" calcext:value-type="float">
            <text:p>3,53</text:p>
          </table:table-cell>
          <table:table-cell office:value-type="float" office:value="84.25" calcext:value-type="float">
            <text:p>84,25</text:p>
          </table:table-cell>
          <table:table-cell table:formula="of:=([.V132]+[.W132])" office:value-type="float" office:value="87.78" calcext:value-type="float">
            <text:p>87,78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28" calcext:value-type="float">
            <text:p>28</text:p>
          </table:table-cell>
          <table:table-cell table:formula="of:=([.A133]+[.B133])" office:value-type="float" office:value="29.07" calcext:value-type="float">
            <text:p>29,07</text:p>
          </table:table-cell>
          <table:table-cell table:number-columns-repeated="4"/>
          <table:table-cell office:value-type="float" office:value="7.28" calcext:value-type="float">
            <text:p>7,28</text:p>
          </table:table-cell>
          <table:table-cell office:value-type="float" office:value="54.77" calcext:value-type="float">
            <text:p>54,77</text:p>
          </table:table-cell>
          <table:table-cell table:formula="of:=([.H133]+[.I133])" office:value-type="float" office:value="62.05" calcext:value-type="float">
            <text:p>62,05</text:p>
          </table:table-cell>
          <table:table-cell table:number-columns-repeated="4"/>
          <table:table-cell office:value-type="float" office:value="6.15" calcext:value-type="float">
            <text:p>6,15</text:p>
          </table:table-cell>
          <table:table-cell office:value-type="float" office:value="28.86" calcext:value-type="float">
            <text:p>28,86</text:p>
          </table:table-cell>
          <table:table-cell table:formula="of:=([.O133]+[.P133])" office:value-type="float" office:value="35.01" calcext:value-type="float">
            <text:p>35,01</text:p>
          </table:table-cell>
          <table:table-cell table:number-columns-repeated="4"/>
          <table:table-cell office:value-type="float" office:value="3.52" calcext:value-type="float">
            <text:p>3,52</text:p>
          </table:table-cell>
          <table:table-cell office:value-type="float" office:value="76.63" calcext:value-type="float">
            <text:p>76,63</text:p>
          </table:table-cell>
          <table:table-cell table:formula="of:=([.V133]+[.W133])" office:value-type="float" office:value="80.15" calcext:value-type="float">
            <text:p>80,15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8.92" calcext:value-type="float">
            <text:p>18,92</text:p>
          </table:table-cell>
          <table:table-cell table:formula="of:=([.A134]+[.B134])" office:value-type="float" office:value="19.99" calcext:value-type="float">
            <text:p>19,99</text:p>
          </table:table-cell>
          <table:table-cell table:number-columns-repeated="4"/>
          <table:table-cell office:value-type="float" office:value="11.78" calcext:value-type="float">
            <text:p>11,78</text:p>
          </table:table-cell>
          <table:table-cell office:value-type="float" office:value="66.51" calcext:value-type="float">
            <text:p>66,51</text:p>
          </table:table-cell>
          <table:table-cell table:formula="of:=([.H134]+[.I134])" office:value-type="float" office:value="78.29" calcext:value-type="float">
            <text:p>78,29</text:p>
          </table:table-cell>
          <table:table-cell table:number-columns-repeated="4"/>
          <table:table-cell office:value-type="float" office:value="7.21" calcext:value-type="float">
            <text:p>7,21</text:p>
          </table:table-cell>
          <table:table-cell office:value-type="float" office:value="45.05" calcext:value-type="float">
            <text:p>45,05</text:p>
          </table:table-cell>
          <table:table-cell table:formula="of:=([.O134]+[.P134])" office:value-type="float" office:value="52.26" calcext:value-type="float">
            <text:p>52,26</text:p>
          </table:table-cell>
          <table:table-cell table:number-columns-repeated="4"/>
          <table:table-cell office:value-type="float" office:value="3.48" calcext:value-type="float">
            <text:p>3,48</text:p>
          </table:table-cell>
          <table:table-cell office:value-type="float" office:value="89.75" calcext:value-type="float">
            <text:p>89,75</text:p>
          </table:table-cell>
          <table:table-cell table:formula="of:=([.V134]+[.W134])" office:value-type="float" office:value="93.23" calcext:value-type="float">
            <text:p>93,23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21.23" calcext:value-type="float">
            <text:p>21,23</text:p>
          </table:table-cell>
          <table:table-cell table:formula="of:=([.A135]+[.B135])" office:value-type="float" office:value="22.31" calcext:value-type="float">
            <text:p>22,31</text:p>
          </table:table-cell>
          <table:table-cell table:number-columns-repeated="4"/>
          <table:table-cell office:value-type="float" office:value="6.1" calcext:value-type="float">
            <text:p>6,1</text:p>
          </table:table-cell>
          <table:table-cell office:value-type="float" office:value="53.41" calcext:value-type="float">
            <text:p>53,41</text:p>
          </table:table-cell>
          <table:table-cell table:formula="of:=([.H135]+[.I135])" office:value-type="float" office:value="59.51" calcext:value-type="float">
            <text:p>59,51</text:p>
          </table:table-cell>
          <table:table-cell table:number-columns-repeated="4"/>
          <table:table-cell office:value-type="float" office:value="3.84" calcext:value-type="float">
            <text:p>3,84</text:p>
          </table:table-cell>
          <table:table-cell office:value-type="float" office:value="26.48" calcext:value-type="float">
            <text:p>26,48</text:p>
          </table:table-cell>
          <table:table-cell table:formula="of:=([.O135]+[.P135])" office:value-type="float" office:value="30.32" calcext:value-type="float">
            <text:p>30,32</text:p>
          </table:table-cell>
          <table:table-cell table:number-columns-repeated="4"/>
          <table:table-cell office:value-type="float" office:value="3.61" calcext:value-type="float">
            <text:p>3,61</text:p>
          </table:table-cell>
          <table:table-cell office:value-type="float" office:value="82.51" calcext:value-type="float">
            <text:p>82,51</text:p>
          </table:table-cell>
          <table:table-cell table:formula="of:=([.V135]+[.W135])" office:value-type="float" office:value="86.12" calcext:value-type="float">
            <text:p>86,12</text:p>
          </table:table-cell>
          <table:table-cell table:number-columns-repeated="1000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24.81" calcext:value-type="float">
            <text:p>24,81</text:p>
          </table:table-cell>
          <table:table-cell table:formula="of:=([.A136]+[.B136])" office:value-type="float" office:value="25.95" calcext:value-type="float">
            <text:p>25,95</text:p>
          </table:table-cell>
          <table:table-cell table:number-columns-repeated="4"/>
          <table:table-cell office:value-type="float" office:value="5.99" calcext:value-type="float">
            <text:p>5,99</text:p>
          </table:table-cell>
          <table:table-cell office:value-type="float" office:value="51.25" calcext:value-type="float">
            <text:p>51,25</text:p>
          </table:table-cell>
          <table:table-cell table:formula="of:=([.H136]+[.I136])" office:value-type="float" office:value="57.24" calcext:value-type="float">
            <text:p>57,24</text:p>
          </table:table-cell>
          <table:table-cell table:number-columns-repeated="4"/>
          <table:table-cell office:value-type="float" office:value="3.81" calcext:value-type="float">
            <text:p>3,81</text:p>
          </table:table-cell>
          <table:table-cell office:value-type="float" office:value="33.67" calcext:value-type="float">
            <text:p>33,67</text:p>
          </table:table-cell>
          <table:table-cell table:formula="of:=([.O136]+[.P136])" office:value-type="float" office:value="37.48" calcext:value-type="float">
            <text:p>37,48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 office:value-type="float" office:value="82.79" calcext:value-type="float">
            <text:p>82,79</text:p>
          </table:table-cell>
          <table:table-cell table:formula="of:=([.V136]+[.W136])" office:value-type="float" office:value="86.29" calcext:value-type="float">
            <text:p>86,29</text:p>
          </table:table-cell>
          <table:table-cell table:number-columns-repeated="1000"/>
        </table:table-row>
        <table:table-row table:style-name="ro1"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2"/>
          <table:table-cell table:number-columns-repeated="3" table:style-name="ce4" office:value-type="string" calcext:value-type="string">
            <text:p>Média</text:p>
          </table:table-cell>
          <table:table-cell/>
          <table:table-cell office:value-type="string" calcext:value-type="string">
            <text:p>Int. Conf</text:p>
          </table:table-cell>
          <table:table-cell table:number-columns-repeated="998"/>
        </table:table-row>
        <table:table-row table:style-name="ro1">
          <table:table-cell table:formula="of:=MEDIAN([.A108:.A136])" office:value-type="float" office:value="1.08" calcext:value-type="float">
            <text:p>1,08</text:p>
          </table:table-cell>
          <table:table-cell table:formula="of:=MEDIAN([.B108:.B136])" office:value-type="float" office:value="19.16" calcext:value-type="float">
            <text:p>19,16</text:p>
          </table:table-cell>
          <table:table-cell table:formula="of:=MEDIAN([.C108:.C136])" office:value-type="float" office:value="20.24" calcext:value-type="float">
            <text:p>20,24</text:p>
          </table:table-cell>
          <table:table-cell/>
          <table:table-cell table:formula="of:=CONFIDENCE(0.05;[.B140];30)" office:value-type="float" office:value="1.08989793082794" calcext:value-type="float">
            <text:p>1,0898979308</text:p>
          </table:table-cell>
          <table:table-cell table:number-columns-repeated="2"/>
          <table:table-cell table:formula="of:=MEDIAN([.H108:.H136])" office:value-type="float" office:value="6.12" calcext:value-type="float">
            <text:p>6,12</text:p>
          </table:table-cell>
          <table:table-cell table:formula="of:=MEDIAN([.I108:.I136])" office:value-type="float" office:value="54.77" calcext:value-type="float">
            <text:p>54,77</text:p>
          </table:table-cell>
          <table:table-cell table:formula="of:=MEDIAN([.J108:.J136])" office:value-type="float" office:value="61.64" calcext:value-type="float">
            <text:p>61,64</text:p>
          </table:table-cell>
          <table:table-cell/>
          <table:table-cell table:formula="of:=CONFIDENCE(0.05;[.I140];30)" office:value-type="float" office:value="1.39128247205927" calcext:value-type="float">
            <text:p>1,3912824721</text:p>
          </table:table-cell>
          <table:table-cell table:number-columns-repeated="2"/>
          <table:table-cell table:formula="of:=MEDIAN([.O108:.O136])" office:value-type="float" office:value="3.85" calcext:value-type="float">
            <text:p>3,85</text:p>
          </table:table-cell>
          <table:table-cell table:formula="of:=MEDIAN([.P108:.P136])" office:value-type="float" office:value="26.7" calcext:value-type="float">
            <text:p>26,7</text:p>
          </table:table-cell>
          <table:table-cell table:formula="of:=MEDIAN([.Q108:.Q136])" office:value-type="float" office:value="30.59" calcext:value-type="float">
            <text:p>30,59</text:p>
          </table:table-cell>
          <table:table-cell/>
          <table:table-cell table:formula="of:=CONFIDENCE(0.05;[.P140];30)" office:value-type="float" office:value="1.46979426834909" calcext:value-type="float">
            <text:p>1,4697942683</text:p>
          </table:table-cell>
          <table:table-cell table:number-columns-repeated="2"/>
          <table:table-cell table:formula="of:=MEDIAN([.V108:.V136])" office:value-type="float" office:value="3.53" calcext:value-type="float">
            <text:p>3,53</text:p>
          </table:table-cell>
          <table:table-cell table:formula="of:=MEDIAN([.W108:.W136])" office:value-type="float" office:value="88.42" calcext:value-type="float">
            <text:p>88,42</text:p>
          </table:table-cell>
          <table:table-cell table:formula="of:=MEDIAN([.X108:.X136])" office:value-type="float" office:value="92.01" calcext:value-type="float">
            <text:p>92,01</text:p>
          </table:table-cell>
          <table:table-cell/>
          <table:table-cell table:formula="of:=CONFIDENCE(0.05;[.W140];30)" office:value-type="float" office:value="1.63882524707277" calcext:value-type="float">
            <text:p>1,6388252471</text:p>
          </table:table-cell>
          <table:table-cell table:number-columns-repeated="998"/>
        </table:table-row>
        <table:table-row table:style-name="ro1"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4"/>
          <table:table-cell table:number-columns-repeated="3" table:style-name="ce4" office:value-type="string" calcext:value-type="string">
            <text:p>Dvp</text:p>
          </table:table-cell>
          <table:table-cell table:number-columns-repeated="1000"/>
        </table:table-row>
        <table:table-row table:style-name="ro1">
          <table:table-cell table:formula="of:=AVEDEV([.A108:.A136])" office:value-type="float" office:value="0.134126040428062" calcext:value-type="float">
            <text:p>0,1341260404</text:p>
          </table:table-cell>
          <table:table-cell table:formula="of:=AVEDEV([.B108:.B136])" office:value-type="float" office:value="3.04577883472057" calcext:value-type="float">
            <text:p>3,0457788347</text:p>
          </table:table-cell>
          <table:table-cell table:formula="of:=AVEDEV([.C108:.C136])" office:value-type="float" office:value="3.15215219976219" calcext:value-type="float">
            <text:p>3,1521521998</text:p>
          </table:table-cell>
          <table:table-cell table:number-columns-repeated="4"/>
          <table:table-cell table:formula="of:=AVEDEV([.H108:.H136])" office:value-type="float" office:value="1.66330558858502" calcext:value-type="float">
            <text:p>1,6633055886</text:p>
          </table:table-cell>
          <table:table-cell table:formula="of:=AVEDEV([.I108:.I136])" office:value-type="float" office:value="3.88801426872771" calcext:value-type="float">
            <text:p>3,8880142687</text:p>
          </table:table-cell>
          <table:table-cell table:formula="of:=AVEDEV([.J108:.J136])" office:value-type="float" office:value="5.18513674197384" calcext:value-type="float">
            <text:p>5,185136742</text:p>
          </table:table-cell>
          <table:table-cell table:number-columns-repeated="4"/>
          <table:table-cell table:formula="of:=AVEDEV([.O108:.O136])" office:value-type="float" office:value="0.6956242568371" calcext:value-type="float">
            <text:p>0,6956242568</text:p>
          </table:table-cell>
          <table:table-cell table:formula="of:=AVEDEV([.P108:.P136])" office:value-type="float" office:value="4.10741973840666" calcext:value-type="float">
            <text:p>4,1074197384</text:p>
          </table:table-cell>
          <table:table-cell table:formula="of:=AVEDEV([.Q108:.Q136])" office:value-type="float" office:value="4.51657550535077" calcext:value-type="float">
            <text:p>4,5165755054</text:p>
          </table:table-cell>
          <table:table-cell table:number-columns-repeated="4"/>
          <table:table-cell table:formula="of:=AVEDEV([.V108:.V136])" office:value-type="float" office:value="0.0612128418549345" calcext:value-type="float">
            <text:p>0,0612128419</text:p>
          </table:table-cell>
          <table:table-cell table:formula="of:=AVEDEV([.W108:.W136])" office:value-type="float" office:value="4.57978596908442" calcext:value-type="float">
            <text:p>4,5797859691</text:p>
          </table:table-cell>
          <table:table-cell table:formula="of:=AVEDEV([.X108:.X136])" office:value-type="float" office:value="4.58546967895363" calcext:value-type="float">
            <text:p>4,58546967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7" table:number-rows-spanned="1">
            <text:p>50.250.3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Presolver</text:p>
          </table:table-cell>
          <table:table-cell table:style-name="ce2" office:value-type="string" calcext:value-type="string">
            <text:p>Solver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Heuristica</text:p>
          </table:table-cell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SIMPLEX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36.11" calcext:value-type="float">
            <text:p>36,11</text:p>
          </table:table-cell>
          <table:table-cell office:value-type="float" office:value="64.74" calcext:value-type="float">
            <text:p>64,74</text:p>
          </table:table-cell>
          <table:table-cell table:formula="of:=([.A143]+[.B143])" office:value-type="float" office:value="100.85" calcext:value-type="float">
            <text:p>100,85</text:p>
          </table:table-cell>
          <table:table-cell table:style-name="ce4" office:value-type="string" calcext:value-type="string">
            <text:p>Solução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29.43" calcext:value-type="float">
            <text:p>29,43</text:p>
          </table:table-cell>
          <table:table-cell office:value-type="float" office:value="43.4" calcext:value-type="float">
            <text:p>43,4</text:p>
          </table:table-cell>
          <table:table-cell table:formula="of:=([.A144]+[.B144])" office:value-type="float" office:value="72.83" calcext:value-type="float">
            <text:p>72,83</text:p>
          </table:table-cell>
          <table:table-cell table:style-name="ce4" office:value-type="string" calcext:value-type="string">
            <text:p>GAP</text:p>
          </table:table-cell>
          <table:table-cell table:formula="of:=(MOD([.E142];[.E143])/[.E14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([.A145]+[.B145])" office:value-type="float" office:value="0" calcext:value-type="float">
            <text:p>0</text:p>
          </table:table-cell>
          <table:table-cell table:style-name="ce4" office:value-type="string" calcext:value-type="string" table:number-columns-spanned="4" table:number-rows-spanned="1">
            <text:p>PreModel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table:number-columns-repeated="2"/>
          <table:table-cell table:formula="of:=([.A146]+[.B146])" office:value-type="float" office:value="0" calcext:value-type="float">
            <text:p>0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([.A147]+[.B147])" office:value-type="float" office:value="0" calcext:value-type="float">
            <text:p>0</text:p>
          </table:table-cell>
          <table:table-cell table:style-name="ce6" office:value-type="float" office:value="39600" calcext:value-type="float">
            <text:p>39600</text:p>
          </table:table-cell>
          <table:table-cell table:style-name="ce6" office:value-type="float" office:value="37500" calcext:value-type="float">
            <text:p>37500</text:p>
          </table:table-cell>
          <table:table-cell office:value-type="float" office:value="8162091" calcext:value-type="float">
            <text:p>8162091</text:p>
          </table:table-cell>
          <table:table-cell table:style-name="ce6" office:value-type="float" office:value="37500" calcext:value-type="float">
            <text:p>375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([.A148]+[.B148])" office:value-type="float" office:value="0" calcext:value-type="float">
            <text:p>0</text:p>
          </table:table-cell>
          <table:table-cell table:style-name="ce4" office:value-type="string" calcext:value-type="string" table:number-columns-spanned="4" table:number-rows-spanned="1">
            <text:p>PosModel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table:number-columns-repeated="2"/>
          <table:table-cell table:formula="of:=([.A149]+[.B149])" office:value-type="float" office:value="0" calcext:value-type="float">
            <text:p>0</text:p>
          </table:table-cell>
          <table:table-cell table:style-name="ce4" office:value-type="string" calcext:value-type="string">
            <text:p>Linha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string" calcext:value-type="string">
            <text:p>NoZero</text:p>
          </table:table-cell>
          <table:table-cell table:style-name="ce4" office:value-type="string" calcext:value-type="string">
            <text:p>Variavei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([.A150]+[.B150])" office:value-type="float" office:value="0" calcext:value-type="float">
            <text:p>0</text:p>
          </table:table-cell>
          <table:table-cell table:style-name="ce6" office:value-type="float" office:value="4164" calcext:value-type="float">
            <text:p>4164</text:p>
          </table:table-cell>
          <table:table-cell table:style-name="ce6" office:value-type="float" office:value="3946" calcext:value-type="float">
            <text:p>3946</text:p>
          </table:table-cell>
          <table:table-cell table:style-name="ce8" office:value-type="float" office:value="647791" calcext:value-type="float">
            <text:p>647791</text:p>
          </table:table-cell>
          <table:table-cell table:style-name="ce6" office:value-type="float" office:value="3946" calcext:value-type="float">
            <text:p>39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([.A151]+[.B15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2]+[.B15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3]+[.B15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4]+[.B15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5]+[.B15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6]+[.B15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7]+[.B15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8]+[.B15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59]+[.B15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0]+[.B16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1]+[.B16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2]+[.B16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3]+[.B16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4]+[.B16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5]+[.B16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6]+[.B16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7]+[.B16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8]+[.B16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69]+[.B16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70]+[.B17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A171]+[.B17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table:style-name="ce4" office:value-type="string" calcext:value-type="string">
            <text:p>Média</text:p>
          </table:table-cell>
          <table:table-cell table:number-columns-repeated="1021"/>
        </table:table-row>
        <table:table-row table:style-name="ro1">
          <table:table-cell table:formula="of:=MEDIAN([.A143:.A171])" office:value-type="float" office:value="32.77" calcext:value-type="float">
            <text:p>32,77</text:p>
          </table:table-cell>
          <table:table-cell table:formula="of:=MEDIAN([.B143:.B171])" office:value-type="float" office:value="54.07" calcext:value-type="float">
            <text:p>54,07</text:p>
          </table:table-cell>
          <table:table-cell table:formula="of:=MEDIAN([.C143:.C17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table:style-name="ce4" office:value-type="string" calcext:value-type="string">
            <text:p>Dvp</text:p>
          </table:table-cell>
          <table:table-cell table:number-columns-repeated="1021"/>
        </table:table-row>
        <table:table-row table:style-name="ro1">
          <table:table-cell table:formula="of:=AVEDEV([.A143:.A171])" office:value-type="float" office:value="3.34" calcext:value-type="float">
            <text:p>3,34</text:p>
          </table:table-cell>
          <table:table-cell table:formula="of:=AVEDEV([.B143:.B171])" office:value-type="float" office:value="10.67" calcext:value-type="float">
            <text:p>10,67</text:p>
          </table:table-cell>
          <table:table-cell table:formula="of:=AVEDEV([.C143:.C171])" office:value-type="float" office:value="11.1518668252081" calcext:value-type="float">
            <text:p>11,1518668252</text:p>
          </table:table-cell>
          <table:table-cell table:number-columns-repeated="1021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0:30:17.0964611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7:45:25.194328889</meta:creation-date>
    <meta:editing-duration>P1DT2H59M36S</meta:editing-duration>
    <meta:editing-cycles>74</meta:editing-cycles>
    <meta:generator>LibreOffice/5.1.6.2$Linux_X86_64 LibreOffice_project/10m0$Build-2</meta:generator>
    <dc:date>2018-01-07T22:39:57.918733834</dc:date>
    <meta:document-statistic meta:table-count="1" meta:cell-count="2186" meta:object-count="0"/>
  </office:meta>
</office:document-meta>
</file>